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8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3.39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30.64cm" svg:height="11.848cm" svg:x="1.366cm" svg:y="11.101cm">
            <draw:object draw:notify-on-update-of-ranges="Sheet3.A2:Sheet3.A45 Sheet1.J1:Sheet1.J1 Sheet3.C2:Sheet3.C45 Sheet1.A2:Sheet1.A5 Sheet1.F2:Sheet1.F5 Sheet1.M1:Sheet1.M1 Sheet1.N7:Sheet1.N19 Sheet1.J7:Sheet1.J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Total</text:p>
          </table:table-cell>
          <table:table-cell office:value-type="string">
            <text:p>Molluscides</text:p>
          </table:table-cell>
          <table:table-cell office:value-type="string">
            <text:p>Hectares</text:p>
          </table:table-cell>
          <table:table-cell office:value-type="string">
            <text:p>Mollusc</text:p>
          </table:table-cell>
          <table:table-cell office:value-type="string">
            <text:p>Mollusc Norm</text:p>
          </table:table-cell>
          <table:table-cell office:value-type="string">
            <text:p>All</text:p>
          </table:table-cell>
          <table:table-cell office:value-type="string">
            <text:p>All Norm</text:p>
          </table:table-cell>
          <table:table-cell/>
          <table:table-cell office:value-type="string">
            <text:p>Average Rainfall</text:p>
          </table:table-cell>
          <table:table-cell office:value-type="string">
            <text:p>Normalised</text:p>
          </table:table-cell>
          <table:table-cell/>
          <table:table-cell office:value-type="string">
            <text:p>Average Temperature</text:p>
          </table:table-cell>
          <table:table-cell office:value-type="string">
            <text:p>Normalised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style-name="ce1" office:value-type="float" office:value="41178451">
            <text:p>41178451</text:p>
          </table:table-cell>
          <table:table-cell table:style-name="ce1" office:value-type="float" office:value="1267729">
            <text:p>1267729</text:p>
          </table:table-cell>
          <table:table-cell table:style-name="ce1" office:value-type="float" office:value="4256279">
            <text:p>4256279</text:p>
          </table:table-cell>
          <table:table-cell table:style-name="ce2" table:formula="of:=[.C2]/[.D2]" office:value-type="float" office:value="0.297849130660842">
            <text:p>0.30</text:p>
          </table:table-cell>
          <table:table-cell table:style-name="ce2" table:formula="of:=[.E2]/[.$E$2]" office:value-type="float" office:value="1">
            <text:p>1.00</text:p>
          </table:table-cell>
          <table:table-cell table:style-name="ce2" table:formula="of:=[.B2]/[.D2]" office:value-type="float" office:value="9.67475369918184">
            <text:p>9.67</text:p>
          </table:table-cell>
          <table:table-cell table:style-name="ce2" table:formula="of:=[.G2]/[.$G$2]" office:value-type="float" office:value="1">
            <text:p>1.00</text:p>
          </table:table-cell>
          <table:table-cell/>
          <table:table-cell office:value-type="float" office:value="1337.3">
            <text:p>1337.3</text:p>
          </table:table-cell>
          <table:table-cell table:style-name="ce2" table:formula="of:=[.J2]/[.$J$2]" office:value-type="float" office:value="1">
            <text:p>1.00</text:p>
          </table:table-cell>
          <table:table-cell/>
          <table:table-cell office:value-type="float" office:value="9.09">
            <text:p>9.09</text:p>
          </table:table-cell>
          <table:table-cell table:formula="of:=[.M2]/[.$M$2]" office:value-type="float" office:value="1">
            <text:p>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table:style-name="ce1" office:value-type="float" office:value="41072739">
            <text:p>41072739</text:p>
          </table:table-cell>
          <table:table-cell table:style-name="ce1" office:value-type="float" office:value="905637">
            <text:p>905637</text:p>
          </table:table-cell>
          <table:table-cell table:style-name="ce1" office:value-type="float" office:value="3894338">
            <text:p>3894338</text:p>
          </table:table-cell>
          <table:table-cell table:style-name="ce2" table:formula="of:=[.C3]/[.D3]" office:value-type="float" office:value="0.232552233524671">
            <text:p>0.23</text:p>
          </table:table-cell>
          <table:table-cell table:style-name="ce2" table:formula="of:=[.E3]/[.$E$2]" office:value-type="float" office:value="0.780771906262421">
            <text:p>0.78</text:p>
          </table:table-cell>
          <table:table-cell table:style-name="ce2" table:formula="of:=[.B3]/[.D3]" office:value-type="float" office:value="10.5467833043768">
            <text:p>10.55</text:p>
          </table:table-cell>
          <table:table-cell table:style-name="ce2" table:formula="of:=[.G3]/[.$G$2]" office:value-type="float" office:value="1.09013455353067">
            <text:p>1.09</text:p>
          </table:table-cell>
          <table:table-cell/>
          <table:table-cell office:value-type="float" office:value="1179.2">
            <text:p>1179.2</text:p>
          </table:table-cell>
          <table:table-cell table:style-name="ce2" table:formula="of:=[.J3]/[.$J$2]" office:value-type="float" office:value="0.881776714275032">
            <text:p>0.88</text:p>
          </table:table-cell>
          <table:table-cell/>
          <table:table-cell office:value-type="float" office:value="9.73">
            <text:p>9.73</text:p>
          </table:table-cell>
          <table:table-cell table:formula="of:=[.M3]/[.$M$2]" office:value-type="float" office:value="1.07040704070407">
            <text:p>1.070407040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table:style-name="ce1" office:value-type="float" office:value="50712483">
            <text:p>50712483</text:p>
          </table:table-cell>
          <table:table-cell table:style-name="ce1" office:value-type="float" office:value="1687659">
            <text:p>1687659</text:p>
          </table:table-cell>
          <table:table-cell table:style-name="ce1" office:value-type="float" office:value="4298900">
            <text:p>4298900</text:p>
          </table:table-cell>
          <table:table-cell table:style-name="ce2" table:formula="of:=[.C4]/[.D4]" office:value-type="float" office:value="0.392579264463002">
            <text:p>0.39</text:p>
          </table:table-cell>
          <table:table-cell table:style-name="ce2" table:formula="of:=[.E4]/[.$E$2]" office:value-type="float" office:value="1.31804737382305">
            <text:p>1.32</text:p>
          </table:table-cell>
          <table:table-cell table:style-name="ce2" table:formula="of:=[.B4]/[.D4]" office:value-type="float" office:value="11.7966184372747">
            <text:p>11.80</text:p>
          </table:table-cell>
          <table:table-cell table:style-name="ce2" table:formula="of:=[.G4]/[.$G$2]" office:value-type="float" office:value="1.21931976813759">
            <text:p>1.22</text:p>
          </table:table-cell>
          <table:table-cell/>
          <table:table-cell office:value-type="float" office:value="1295">
            <text:p>1295</text:p>
          </table:table-cell>
          <table:table-cell table:style-name="ce2" table:formula="of:=[.J4]/[.$J$2]" office:value-type="float" office:value="0.968369101921783">
            <text:p>0.97</text:p>
          </table:table-cell>
          <table:table-cell/>
          <table:table-cell office:value-type="float" office:value="9.05">
            <text:p>9.05</text:p>
          </table:table-cell>
          <table:table-cell table:formula="of:=[.M4]/[.$M$2]" office:value-type="float" office:value="0.995599559955996">
            <text:p>0.9955995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table:style-name="ce1" office:value-type="float" office:value="45393307">
            <text:p>45393307</text:p>
          </table:table-cell>
          <table:table-cell table:style-name="ce1" office:value-type="float" office:value="926140">
            <text:p>926140</text:p>
          </table:table-cell>
          <table:table-cell table:style-name="ce1" office:value-type="float" office:value="4160983">
            <text:p>4160983</text:p>
          </table:table-cell>
          <table:table-cell table:style-name="ce2" table:formula="of:=[.C5]/[.D5]" office:value-type="float" office:value="0.222577213124879">
            <text:p>0.22</text:p>
          </table:table-cell>
          <table:table-cell table:style-name="ce2" table:formula="of:=[.E5]/[.$E$2]" office:value-type="float" office:value="0.747281728273115">
            <text:p>0.75</text:p>
          </table:table-cell>
          <table:table-cell table:style-name="ce2" table:formula="of:=[.B5]/[.D5]" office:value-type="float" office:value="10.9092748035741">
            <text:p>10.91</text:p>
          </table:table-cell>
          <table:table-cell table:style-name="ce2" table:formula="of:=[.G5]/[.$G$2]" office:value-type="float" office:value="1.12760232898711">
            <text:p>1.13</text:p>
          </table:table-cell>
          <table:table-cell/>
          <table:table-cell office:value-type="float" office:value="1330.7">
            <text:p>1330.7</text:p>
          </table:table-cell>
          <table:table-cell table:style-name="ce2" table:formula="of:=[.J5]/[.$J$2]" office:value-type="float" office:value="0.995064682569356">
            <text:p>1.00</text:p>
          </table:table-cell>
          <table:table-cell/>
          <table:table-cell office:value-type="float" office:value="7.97">
            <text:p>7.97</text:p>
          </table:table-cell>
          <table:table-cell table:formula="of:=[.M5]/[.$M$2]" office:value-type="float" office:value="0.876787678767877">
            <text:p>0.8767876788</text:p>
          </table:table-cell>
        </table:table-row>
        <table:table-row table:style-name="ro2">
          <table:table-cell table:number-columns-repeated="14"/>
        </table:table-row>
        <table:table-row table:style-name="ro2">
          <table:table-cell table:number-columns-repeated="9"/>
          <table:table-cell office:value-type="float" office:value="2000">
            <text:p>2000</text:p>
          </table:table-cell>
          <table:table-cell office:value-type="float" office:value="1337.3">
            <text:p>1337.3</text:p>
          </table:table-cell>
          <table:table-cell table:style-name="ce2" table:formula="of:=[.K7]/AVERAGE([.$K$7:.$K$19])" office:value-type="float" office:value="1.14229300953395">
            <text:p>1.14</text:p>
          </table:table-cell>
          <table:table-cell office:value-type="float" office:value="9.09">
            <text:p>9.09</text:p>
          </table:table-cell>
          <table:table-cell table:style-name="ce2" table:formula="of:=[.M7]/AVERAGE([.$M$7:.$M$19])" office:value-type="float" office:value="0.986970684039088">
            <text:p>0.99</text:p>
          </table:table-cell>
        </table:table-row>
        <table:table-row table:style-name="ro2">
          <table:table-cell table:number-columns-repeated="9"/>
          <table:table-cell office:value-type="float" office:value="2001">
            <text:p>2001</text:p>
          </table:table-cell>
          <table:table-cell office:value-type="float" office:value="1052.8">
            <text:p>1052.8</text:p>
          </table:table-cell>
          <table:table-cell table:style-name="ce2" table:formula="of:=[.K8]/AVERAGE([.$K$7:.$K$19])" office:value-type="float" office:value="0.89927920469404">
            <text:p>0.90</text:p>
          </table:table-cell>
          <table:table-cell office:value-type="float" office:value="8.84">
            <text:p>8.84</text:p>
          </table:table-cell>
          <table:table-cell table:style-name="ce2" table:formula="of:=[.M8]/AVERAGE([.$M$7:.$M$19])" office:value-type="float" office:value="0.959826275787188">
            <text:p>0.96</text:p>
          </table:table-cell>
        </table:table-row>
        <table:table-row table:style-name="ro2">
          <table:table-cell table:number-columns-repeated="9"/>
          <table:table-cell office:value-type="float" office:value="2002">
            <text:p>2002</text:p>
          </table:table-cell>
          <table:table-cell office:value-type="float" office:value="1283.7">
            <text:p>1283.7</text:p>
          </table:table-cell>
          <table:table-cell table:style-name="ce2" table:formula="of:=[.K9]/AVERAGE([.$K$7:.$K$19])" office:value-type="float" office:value="1.09650903786639">
            <text:p>1.10</text:p>
          </table:table-cell>
          <table:table-cell office:value-type="float" office:value="9.47">
            <text:p>9.47</text:p>
          </table:table-cell>
          <table:table-cell table:style-name="ce2" table:formula="of:=[.M9]/AVERAGE([.$M$7:.$M$19])" office:value-type="float" office:value="1.02823018458198">
            <text:p>1.03</text:p>
          </table:table-cell>
        </table:table-row>
        <table:table-row table:style-name="ro2">
          <table:table-cell table:number-columns-repeated="9"/>
          <table:table-cell office:value-type="float" office:value="2003">
            <text:p>2003</text:p>
          </table:table-cell>
          <table:table-cell office:value-type="float" office:value="904.2">
            <text:p>904.2</text:p>
          </table:table-cell>
          <table:table-cell table:style-name="ce2" table:formula="of:=[.K10]/AVERAGE([.$K$7:.$K$19])" office:value-type="float" office:value="0.772348268317202">
            <text:p>0.77</text:p>
          </table:table-cell>
          <table:table-cell office:value-type="float" office:value="9.5">
            <text:p>9.5</text:p>
          </table:table-cell>
          <table:table-cell table:style-name="ce2" table:formula="of:=[.M10]/AVERAGE([.$M$7:.$M$19])" office:value-type="float" office:value="1.0314875135722">
            <text:p>1.03</text:p>
          </table:table-cell>
        </table:table-row>
        <table:table-row table:style-name="ro2">
          <table:table-cell table:number-columns-repeated="9"/>
          <table:table-cell office:value-type="float" office:value="2004">
            <text:p>2004</text:p>
          </table:table-cell>
          <table:table-cell office:value-type="float" office:value="1213.6">
            <text:p>1213.6</text:p>
          </table:table-cell>
          <table:table-cell table:style-name="ce2" table:formula="of:=[.K11]/AVERAGE([.$K$7:.$K$19])" office:value-type="float" office:value="1.0366311196967">
            <text:p>1.04</text:p>
          </table:table-cell>
          <table:table-cell office:value-type="float" office:value="9.47">
            <text:p>9.47</text:p>
          </table:table-cell>
          <table:table-cell table:style-name="ce2" table:formula="of:=[.M11]/AVERAGE([.$M$7:.$M$19])" office:value-type="float" office:value="1.02823018458198">
            <text:p>1.03</text:p>
          </table:table-cell>
        </table:table-row>
        <table:table-row table:style-name="ro2">
          <table:table-cell table:number-columns-repeated="9"/>
          <table:table-cell office:value-type="float" office:value="2005">
            <text:p>2005</text:p>
          </table:table-cell>
          <table:table-cell office:value-type="float" office:value="1086.2">
            <text:p>1086.2</text:p>
          </table:table-cell>
          <table:table-cell table:style-name="ce2" table:formula="of:=[.K12]/AVERAGE([.$K$7:.$K$19])" office:value-type="float" office:value="0.927808769128672">
            <text:p>0.93</text:p>
          </table:table-cell>
          <table:table-cell office:value-type="float" office:value="9.45">
            <text:p>9.45</text:p>
          </table:table-cell>
          <table:table-cell table:style-name="ce2" table:formula="of:=[.M12]/AVERAGE([.$M$7:.$M$19])" office:value-type="float" office:value="1.02605863192182">
            <text:p>1.03</text:p>
          </table:table-cell>
        </table:table-row>
        <table:table-row table:style-name="ro2">
          <table:table-cell table:number-columns-repeated="9"/>
          <table:table-cell office:value-type="float" office:value="2006">
            <text:p>2006</text:p>
          </table:table-cell>
          <table:table-cell office:value-type="float" office:value="1179.2">
            <text:p>1179.2</text:p>
          </table:table-cell>
          <table:table-cell table:style-name="ce2" table:formula="of:=[.K13]/AVERAGE([.$K$7:.$K$19])" office:value-type="float" office:value="1.00724737668618">
            <text:p>1.01</text:p>
          </table:table-cell>
          <table:table-cell office:value-type="float" office:value="9.73">
            <text:p>9.73</text:p>
          </table:table-cell>
          <table:table-cell table:style-name="ce2" table:formula="of:=[.M13]/AVERAGE([.$M$7:.$M$19])" office:value-type="float" office:value="1.05646036916395">
            <text:p>1.06</text:p>
          </table:table-cell>
        </table:table-row>
        <table:table-row table:style-name="ro2">
          <table:table-cell table:number-columns-repeated="9"/>
          <table:table-cell office:value-type="float" office:value="2007">
            <text:p>2007</text:p>
          </table:table-cell>
          <table:table-cell office:value-type="float" office:value="1200.3">
            <text:p>1200.3</text:p>
          </table:table-cell>
          <table:table-cell table:style-name="ce2" table:formula="of:=[.K14]/AVERAGE([.$K$7:.$K$19])" office:value-type="float" office:value="1.0252705446374">
            <text:p>1.03</text:p>
          </table:table-cell>
          <table:table-cell office:value-type="float" office:value="9.59">
            <text:p>9.59</text:p>
          </table:table-cell>
          <table:table-cell table:style-name="ce2" table:formula="of:=[.M14]/AVERAGE([.$M$7:.$M$19])" office:value-type="float" office:value="1.04125950054289">
            <text:p>1.04</text:p>
          </table:table-cell>
        </table:table-row>
        <table:table-row table:style-name="ro2">
          <table:table-cell table:number-columns-repeated="9"/>
          <table:table-cell office:value-type="float" office:value="2008">
            <text:p>2008</text:p>
          </table:table-cell>
          <table:table-cell office:value-type="float" office:value="1295">
            <text:p>1295</text:p>
          </table:table-cell>
          <table:table-cell table:style-name="ce2" table:formula="of:=[.K15]/AVERAGE([.$K$7:.$K$19])" office:value-type="float" office:value="1.10616125577392">
            <text:p>1.11</text:p>
          </table:table-cell>
          <table:table-cell office:value-type="float" office:value="9.05">
            <text:p>9.05</text:p>
          </table:table-cell>
          <table:table-cell table:style-name="ce2" table:formula="of:=[.M15]/AVERAGE([.$M$7:.$M$19])" office:value-type="float" office:value="0.982627578718784">
            <text:p>0.98</text:p>
          </table:table-cell>
        </table:table-row>
        <table:table-row table:style-name="ro2">
          <table:table-cell table:number-columns-repeated="9"/>
          <table:table-cell office:value-type="float" office:value="2009">
            <text:p>2009</text:p>
          </table:table-cell>
          <table:table-cell office:value-type="float" office:value="1213.3">
            <text:p>1213.3</text:p>
          </table:table-cell>
          <table:table-cell table:style-name="ce2" table:formula="of:=[.K16]/AVERAGE([.$K$7:.$K$19])" office:value-type="float" office:value="1.03637486612393">
            <text:p>1.04</text:p>
          </table:table-cell>
          <table:table-cell office:value-type="float" office:value="9.17">
            <text:p>9.17</text:p>
          </table:table-cell>
          <table:table-cell table:style-name="ce2" table:formula="of:=[.M16]/AVERAGE([.$M$7:.$M$19])" office:value-type="float" office:value="0.995656894679696">
            <text:p>1.00</text:p>
          </table:table-cell>
        </table:table-row>
        <table:table-row table:style-name="ro2">
          <table:table-cell table:number-columns-repeated="9"/>
          <table:table-cell office:value-type="float" office:value="2010">
            <text:p>2010</text:p>
          </table:table-cell>
          <table:table-cell office:value-type="float" office:value="950.5">
            <text:p>950.5</text:p>
          </table:table-cell>
          <table:table-cell table:style-name="ce2" table:formula="of:=[.K17]/AVERAGE([.$K$7:.$K$19])" office:value-type="float" office:value="0.81189673638078">
            <text:p>0.81</text:p>
          </table:table-cell>
          <table:table-cell office:value-type="float" office:value="7.97">
            <text:p>7.97</text:p>
          </table:table-cell>
          <table:table-cell table:style-name="ce2" table:formula="of:=[.M17]/AVERAGE([.$M$7:.$M$19])" office:value-type="float" office:value="0.865363735070575">
            <text:p>0.87</text:p>
          </table:table-cell>
        </table:table-row>
        <table:table-row table:style-name="ro2">
          <table:table-cell table:number-columns-repeated="9"/>
          <table:table-cell office:value-type="float" office:value="2011">
            <text:p>2011</text:p>
          </table:table-cell>
          <table:table-cell office:value-type="float" office:value="1172.5">
            <text:p>1172.5</text:p>
          </table:table-cell>
          <table:table-cell table:style-name="ce2" table:formula="of:=[.K18]/AVERAGE([.$K$7:.$K$19])" office:value-type="float" office:value="1.00152438022774">
            <text:p>1.00</text:p>
          </table:table-cell>
          <table:table-cell office:value-type="float" office:value="9.64">
            <text:p>9.64</text:p>
          </table:table-cell>
          <table:table-cell table:style-name="ce2" table:formula="of:=[.M18]/AVERAGE([.$M$7:.$M$19])" office:value-type="float" office:value="1.04668838219327">
            <text:p>1.05</text:p>
          </table:table-cell>
        </table:table-row>
        <table:table-row table:style-name="ro2">
          <table:table-cell table:number-columns-repeated="9"/>
          <table:table-cell office:value-type="float" office:value="2012">
            <text:p>2012</text:p>
          </table:table-cell>
          <table:table-cell office:value-type="float" office:value="1330.7">
            <text:p>1330.7</text:p>
          </table:table-cell>
          <table:table-cell table:style-name="ce2" table:formula="of:=[.K19]/AVERAGE([.$K$7:.$K$19])" office:value-type="float" office:value="1.13665543093309">
            <text:p>1.14</text:p>
          </table:table-cell>
          <table:table-cell office:value-type="float" office:value="8.76">
            <text:p>8.76</text:p>
          </table:table-cell>
          <table:table-cell table:style-name="ce2" table:formula="of:=[.M19]/AVERAGE([.$M$7:.$M$19])" office:value-type="float" office:value="0.95114006514658">
            <text:p>0.95</text:p>
          </table:table-cell>
        </table:table-row>
        <table:table-row table:style-name="ro2" table:number-rows-repeated="104855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tatistics" table:style-name="ta1">
        <table:table-column table:style-name="co1" table:number-columns-repeated="3" table:default-cell-style-name="Default"/>
        <table:table-row table:style-name="ro2">
          <table:table-cell office:value-type="string">
            <text:p>Year</text:p>
          </table:table-cell>
          <table:table-cell office:value-type="string">
            <text:p>Rainfall</text:p>
          </table:table-cell>
          <table:table-cell office:value-type="string">
            <text:p>Temperature</text:p>
          </table:table-cell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1148.9">
            <text:p>1148.9</text:p>
          </table:table-cell>
          <table:table-cell office:value-type="float" office:value="8.24">
            <text:p>8.24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022.4">
            <text:p>1022.4</text:p>
          </table:table-cell>
          <table:table-cell office:value-type="float" office:value="8.98">
            <text:p>8.98</text:p>
          </table:table-cell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1242">
            <text:p>1242</text:p>
          </table:table-cell>
          <table:table-cell office:value-type="float" office:value="8.29">
            <text:p>8.29</text:p>
          </table:table-cell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1027.4">
            <text:p>1027.4</text:p>
          </table:table-cell>
          <table:table-cell office:value-type="float" office:value="8.71">
            <text:p>8.71</text:p>
          </table:table-cell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1118.6">
            <text:p>1118.6</text:p>
          </table:table-cell>
          <table:table-cell office:value-type="float" office:value="8.71">
            <text:p>8.71</text:p>
          </table:table-cell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1075.6">
            <text:p>1075.6</text:p>
          </table:table-cell>
          <table:table-cell office:value-type="float" office:value="7.83">
            <text:p>7.83</text:p>
          </table:table-cell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1202.6">
            <text:p>1202.6</text:p>
          </table:table-cell>
          <table:table-cell office:value-type="float" office:value="8.13">
            <text:p>8.13</text:p>
          </table:table-cell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1042.4">
            <text:p>1042.4</text:p>
          </table:table-cell>
          <table:table-cell office:value-type="float" office:value="7.56">
            <text:p>7.56</text:p>
          </table:table-cell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1136.9">
            <text:p>1136.9</text:p>
          </table:table-cell>
          <table:table-cell office:value-type="float" office:value="8.36">
            <text:p>8.36</text:p>
          </table:table-cell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1034.5">
            <text:p>1034.5</text:p>
          </table:table-cell>
          <table:table-cell office:value-type="float" office:value="7.45">
            <text:p>7.45</text:p>
          </table:table-cell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139.8">
            <text:p>1139.8</text:p>
          </table:table-cell>
          <table:table-cell office:value-type="float" office:value="8.48">
            <text:p>8.48</text:p>
          </table:table-cell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905.4">
            <text:p>905.4</text:p>
          </table:table-cell>
          <table:table-cell office:value-type="float" office:value="9.27">
            <text:p>9.27</text:p>
          </table:table-cell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1050.8">
            <text:p>1050.8</text:p>
          </table:table-cell>
          <table:table-cell office:value-type="float" office:value="7.66">
            <text:p>7.66</text:p>
          </table:table-cell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1220">
            <text:p>1220</text:p>
          </table:table-cell>
          <table:table-cell office:value-type="float" office:value="7.99">
            <text:p>7.99</text:p>
          </table:table-cell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1177.7">
            <text:p>1177.7</text:p>
          </table:table-cell>
          <table:table-cell office:value-type="float" office:value="8.22">
            <text:p>8.22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1062.2">
            <text:p>1062.2</text:p>
          </table:table-cell>
          <table:table-cell office:value-type="float" office:value="8.15">
            <text:p>8.15</text:p>
          </table:table-cell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1094.5">
            <text:p>1094.5</text:p>
          </table:table-cell>
          <table:table-cell office:value-type="float" office:value="8.62">
            <text:p>8.62</text:p>
          </table:table-cell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1217.2">
            <text:p>1217.2</text:p>
          </table:table-cell>
          <table:table-cell office:value-type="float" office:value="8.1">
            <text:p>8.1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258.5">
            <text:p>1258.5</text:p>
          </table:table-cell>
          <table:table-cell office:value-type="float" office:value="8.38">
            <text:p>8.38</text:p>
          </table:table-cell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1063.7">
            <text:p>1063.7</text:p>
          </table:table-cell>
          <table:table-cell office:value-type="float" office:value="8.01">
            <text:p>8.01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1180.4">
            <text:p>1180.4</text:p>
          </table:table-cell>
          <table:table-cell office:value-type="float" office:value="8.32">
            <text:p>8.32</text:p>
          </table:table-cell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1114.9">
            <text:p>1114.9</text:p>
          </table:table-cell>
          <table:table-cell office:value-type="float" office:value="8.01">
            <text:p>8.01</text:p>
          </table:table-cell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1105.1">
            <text:p>1105.1</text:p>
          </table:table-cell>
          <table:table-cell office:value-type="float" office:value="8.39">
            <text:p>8.39</text:p>
          </table:table-cell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835.4">
            <text:p>835.4</text:p>
          </table:table-cell>
          <table:table-cell office:value-type="float" office:value="8.86">
            <text:p>8.86</text:p>
          </table:table-cell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1056.1">
            <text:p>1056.1</text:p>
          </table:table-cell>
          <table:table-cell office:value-type="float" office:value="8.89">
            <text:p>8.89</text:p>
          </table:table-cell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1143.3">
            <text:p>1143.3</text:p>
          </table:table-cell>
          <table:table-cell office:value-type="float" office:value="8.55">
            <text:p>8.55</text:p>
          </table:table-cell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1063.4">
            <text:p>1063.4</text:p>
          </table:table-cell>
          <table:table-cell office:value-type="float" office:value="8.29">
            <text:p>8.29</text:p>
          </table:table-cell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1014.7">
            <text:p>1014.7</text:p>
          </table:table-cell>
          <table:table-cell office:value-type="float" office:value="8.37">
            <text:p>8.37</text:p>
          </table:table-cell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1183.9">
            <text:p>1183.9</text:p>
          </table:table-cell>
          <table:table-cell office:value-type="float" office:value="8.96">
            <text:p>8.96</text:p>
          </table:table-cell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1097.7">
            <text:p>1097.7</text:p>
          </table:table-cell>
          <table:table-cell office:value-type="float" office:value="8.6">
            <text:p>8.6</text:p>
          </table:table-cell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1047.5">
            <text:p>1047.5</text:p>
          </table:table-cell>
          <table:table-cell office:value-type="float" office:value="8.04">
            <text:p>8.04</text:p>
          </table:table-cell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944.8">
            <text:p>944.8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1026.9">
            <text:p>1026.9</text:p>
          </table:table-cell>
          <table:table-cell office:value-type="float" office:value="8.07">
            <text:p>8.07</text:p>
          </table:table-cell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1071.9">
            <text:p>1071.9</text:p>
          </table:table-cell>
          <table:table-cell office:value-type="float" office:value="8.93">
            <text:p>8.93</text:p>
          </table:table-cell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1084.5">
            <text:p>1084.5</text:p>
          </table:table-cell>
          <table:table-cell office:value-type="float" office:value="8.49">
            <text:p>8.49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1008.1">
            <text:p>1008.1</text:p>
          </table:table-cell>
          <table:table-cell office:value-type="float" office:value="9.18">
            <text:p>9.18</text:p>
          </table:table-cell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1152.2">
            <text:p>1152.2</text:p>
          </table:table-cell>
          <table:table-cell office:value-type="float" office:value="8.39">
            <text:p>8.39</text:p>
          </table:table-cell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988.5">
            <text:p>988.5</text:p>
          </table:table-cell>
          <table:table-cell office:value-type="float" office:value="8.42">
            <text:p>8.42</text:p>
          </table:table-cell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1207.9">
            <text:p>1207.9</text:p>
          </table:table-cell>
          <table:table-cell office:value-type="float" office:value="8.84">
            <text:p>8.84</text:p>
          </table:table-cell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1053.1">
            <text:p>1053.1</text:p>
          </table:table-cell>
          <table:table-cell office:value-type="float" office:value="9.38">
            <text:p>9.38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1202.4">
            <text:p>1202.4</text:p>
          </table:table-cell>
          <table:table-cell office:value-type="float" office:value="8.33">
            <text:p>8.33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98.3">
            <text:p>1198.3</text:p>
          </table:table-cell>
          <table:table-cell office:value-type="float" office:value="8.15">
            <text:p>8.15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1009.6">
            <text:p>1009.6</text:p>
          </table:table-cell>
          <table:table-cell office:value-type="float" office:value="8.03">
            <text:p>8.03</text:p>
          </table:table-cell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952.9">
            <text:p>952.9</text:p>
          </table:table-cell>
          <table:table-cell office:value-type="float" office:value="8.95">
            <text:p>8.95</text:p>
          </table:table-cell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1309.1">
            <text:p>1309.1</text:p>
          </table:table-cell>
          <table:table-cell office:value-type="float" office:value="8.16">
            <text:p>8.16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899.8">
            <text:p>899.8</text:p>
          </table:table-cell>
          <table:table-cell office:value-type="float" office:value="8.27">
            <text:p>8.27</text:p>
          </table:table-cell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1047.7">
            <text:p>1047.7</text:p>
          </table:table-cell>
          <table:table-cell office:value-type="float" office:value="7.94">
            <text:p>7.94</text:p>
          </table:table-cell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1101.3">
            <text:p>1101.3</text:p>
          </table:table-cell>
          <table:table-cell office:value-type="float" office:value="8.87">
            <text:p>8.87</text:p>
          </table:table-cell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1135.9">
            <text:p>1135.9</text:p>
          </table:table-cell>
          <table:table-cell office:value-type="float" office:value="8.29">
            <text:p>8.29</text:p>
          </table:table-cell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993.2">
            <text:p>993.2</text:p>
          </table:table-cell>
          <table:table-cell office:value-type="float" office:value="9.27">
            <text:p>9.27</text:p>
          </table:table-cell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1198.8">
            <text:p>1198.8</text:p>
          </table:table-cell>
          <table:table-cell office:value-type="float" office:value="8.57">
            <text:p>8.57</text:p>
          </table:table-cell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1054.3">
            <text:p>1054.3</text:p>
          </table:table-cell>
          <table:table-cell office:value-type="float" office:value="8.74">
            <text:p>8.74</text:p>
          </table:table-cell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1004.6">
            <text:p>1004.6</text:p>
          </table:table-cell>
          <table:table-cell office:value-type="float" office:value="7.62">
            <text:p>7.62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975.6">
            <text:p>975.6</text:p>
          </table:table-cell>
          <table:table-cell office:value-type="float" office:value="7.45">
            <text:p>7.45</text:p>
          </table:table-cell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895.5">
            <text:p>895.5</text:p>
          </table:table-cell>
          <table:table-cell office:value-type="float" office:value="8.37">
            <text:p>8.37</text:p>
          </table:table-cell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1111.5">
            <text:p>1111.5</text:p>
          </table:table-cell>
          <table:table-cell office:value-type="float" office:value="7.79">
            <text:p>7.79</text:p>
          </table:table-cell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1159.8">
            <text:p>1159.8</text:p>
          </table:table-cell>
          <table:table-cell office:value-type="float" office:value="8.21">
            <text:p>8.21</text:p>
          </table:table-cell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1174.5">
            <text:p>1174.5</text:p>
          </table:table-cell>
          <table:table-cell office:value-type="float" office:value="8.49">
            <text:p>8.49</text:p>
          </table:table-cell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1045.6">
            <text:p>1045.6</text:p>
          </table:table-cell>
          <table:table-cell office:value-type="float" office:value="8.18">
            <text:p>8.18</text:p>
          </table:table-cell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980">
            <text:p>980</text:p>
          </table:table-cell>
          <table:table-cell office:value-type="float" office:value="8.14">
            <text:p>8.14</text:p>
          </table:table-cell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1095">
            <text:p>1095</text:p>
          </table:table-cell>
          <table:table-cell office:value-type="float" office:value="8.34">
            <text:p>8.34</text:p>
          </table:table-cell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912.9">
            <text:p>912.9</text:p>
          </table:table-cell>
          <table:table-cell office:value-type="float" office:value="8.78">
            <text:p>8.78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961.2">
            <text:p>961.2</text:p>
          </table:table-cell>
          <table:table-cell office:value-type="float" office:value="8.15">
            <text:p>8.15</text:p>
          </table:table-cell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905.2">
            <text:p>905.2</text:p>
          </table:table-cell>
          <table:table-cell office:value-type="float" office:value="8.5">
            <text:p>8.5</text:p>
          </table:table-cell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1153.1">
            <text:p>1153.1</text:p>
          </table:table-cell>
          <table:table-cell office:value-type="float" office:value="8.39">
            <text:p>8.39</text:p>
          </table:table-cell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899.4">
            <text:p>899.4</text:p>
          </table:table-cell>
          <table:table-cell office:value-type="float" office:value="8.82">
            <text:p>8.82</text:p>
          </table:table-cell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951.5">
            <text:p>951.5</text:p>
          </table:table-cell>
          <table:table-cell office:value-type="float" office:value="8.77">
            <text:p>8.77</text:p>
          </table:table-cell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1079">
            <text:p>1079</text:p>
          </table:table-cell>
          <table:table-cell office:value-type="float" office:value="8.28">
            <text:p>8.28</text:p>
          </table:table-cell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1039.7">
            <text:p>1039.7</text:p>
          </table:table-cell>
          <table:table-cell office:value-type="float" office:value="8.25">
            <text:p>8.25</text:p>
          </table:table-cell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1144.8">
            <text:p>1144.8</text:p>
          </table:table-cell>
          <table:table-cell office:value-type="float" office:value="7.62">
            <text:p>7.62</text:p>
          </table:table-cell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1129">
            <text:p>1129</text:p>
          </table:table-cell>
          <table:table-cell office:value-type="float" office:value="8.29">
            <text:p>8.29</text:p>
          </table:table-cell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1156.4">
            <text:p>1156.4</text:p>
          </table:table-cell>
          <table:table-cell office:value-type="float" office:value="8.15">
            <text:p>8.15</text:p>
          </table:table-cell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1170.3">
            <text:p>1170.3</text:p>
          </table:table-cell>
          <table:table-cell office:value-type="float" office:value="8.73">
            <text:p>8.73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061.8">
            <text:p>1061.8</text:p>
          </table:table-cell>
          <table:table-cell office:value-type="float" office:value="8.9">
            <text:p>8.9</text:p>
          </table:table-cell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1066">
            <text:p>1066</text:p>
          </table:table-cell>
          <table:table-cell office:value-type="float" office:value="8.63">
            <text:p>8.63</text:p>
          </table:table-cell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1074.3">
            <text:p>1074.3</text:p>
          </table:table-cell>
          <table:table-cell office:value-type="float" office:value="7.83">
            <text:p>7.83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1185">
            <text:p>1185</text:p>
          </table:table-cell>
          <table:table-cell office:value-type="float" office:value="7.69">
            <text:p>7.69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1036.3">
            <text:p>1036.3</text:p>
          </table:table-cell>
          <table:table-cell office:value-type="float" office:value="8.05">
            <text:p>8.05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1133">
            <text:p>1133</text:p>
          </table:table-cell>
          <table:table-cell office:value-type="float" office:value="8.76">
            <text:p>8.76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1020.7">
            <text:p>1020.7</text:p>
          </table:table-cell>
          <table:table-cell office:value-type="float" office:value="9.28">
            <text:p>9.28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1175">
            <text:p>1175</text:p>
          </table:table-cell>
          <table:table-cell office:value-type="float" office:value="9.41">
            <text:p>9.41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999.7">
            <text:p>999.7</text:p>
          </table:table-cell>
          <table:table-cell office:value-type="float" office:value="8.58">
            <text:p>8.58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1188.8">
            <text:p>1188.8</text:p>
          </table:table-cell>
          <table:table-cell office:value-type="float" office:value="8.73">
            <text:p>8.73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1122.5">
            <text:p>1122.5</text:p>
          </table:table-cell>
          <table:table-cell office:value-type="float" office:value="8.35">
            <text:p>8.35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1186.6">
            <text:p>1186.6</text:p>
          </table:table-cell>
          <table:table-cell office:value-type="float" office:value="8.88">
            <text:p>8.88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1025.2">
            <text:p>1025.2</text:p>
          </table:table-cell>
          <table:table-cell office:value-type="float" office:value="9.17">
            <text:p>9.17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918">
            <text:p>918</text:p>
          </table:table-cell>
          <table:table-cell office:value-type="float" office:value="8.16">
            <text:p>8.16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1025.6">
            <text:p>1025.6</text:p>
          </table:table-cell>
          <table:table-cell office:value-type="float" office:value="9.4">
            <text:p>9.4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1267.1">
            <text:p>1267.1</text:p>
          </table:table-cell>
          <table:table-cell office:value-type="float" office:value="9.14">
            <text:p>9.14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1239.1">
            <text:p>1239.1</text:p>
          </table:table-cell>
          <table:table-cell office:value-type="float" office:value="9.36">
            <text:p>9.36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337.3">
            <text:p>1337.3</text:p>
          </table:table-cell>
          <table:table-cell office:value-type="float" office:value="9.09">
            <text:p>9.09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1052.8">
            <text:p>1052.8</text:p>
          </table:table-cell>
          <table:table-cell office:value-type="float" office:value="8.84">
            <text:p>8.84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283.7">
            <text:p>1283.7</text:p>
          </table:table-cell>
          <table:table-cell office:value-type="float" office:value="9.47">
            <text:p>9.47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office:value-type="float" office:value="904.2">
            <text:p>904.2</text:p>
          </table:table-cell>
          <table:table-cell office:value-type="float" office:value="9.5">
            <text:p>9.5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office:value-type="float" office:value="1213.6">
            <text:p>1213.6</text:p>
          </table:table-cell>
          <table:table-cell office:value-type="float" office:value="9.47">
            <text:p>9.47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1086.2">
            <text:p>1086.2</text:p>
          </table:table-cell>
          <table:table-cell office:value-type="float" office:value="9.45">
            <text:p>9.4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1179.2">
            <text:p>1179.2</text:p>
          </table:table-cell>
          <table:table-cell office:value-type="float" office:value="9.73">
            <text:p>9.7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200.3">
            <text:p>1200.3</text:p>
          </table:table-cell>
          <table:table-cell office:value-type="float" office:value="9.59">
            <text:p>9.5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295">
            <text:p>1295</text:p>
          </table:table-cell>
          <table:table-cell office:value-type="float" office:value="9.05">
            <text:p>9.0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213.3">
            <text:p>1213.3</text:p>
          </table:table-cell>
          <table:table-cell office:value-type="float" office:value="9.17">
            <text:p>9.1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950.5">
            <text:p>950.5</text:p>
          </table:table-cell>
          <table:table-cell office:value-type="float" office:value="7.97">
            <text:p>7.9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172.5">
            <text:p>1172.5</text:p>
          </table:table-cell>
          <table:table-cell office:value-type="float" office:value="9.64">
            <text:p>9.6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330.7">
            <text:p>1330.7</text:p>
          </table:table-cell>
          <table:table-cell office:value-type="float" office:value="8.76">
            <text:p>8.76</text:p>
          </table:table-cell>
        </table:table-row>
      </table:table>
      <table:table table:name="Sheet3" table:style-name="ta1">
        <table:shapes>
          <draw:frame draw:z-index="0" draw:style-name="gr1" svg:width="35.734cm" svg:height="18.102cm" svg:x="57.698cm" svg:y="21.98cm">
            <draw:object draw:notify-on-update-of-ranges="Sheet3.I2:Sheet3.I23 Sheet3.P1:Sheet3.P1 Sheet3.Q2:Sheet3.Q23 Sheet3.I2:Sheet3.I23 Sheet3.J1:Sheet3.J1 Sheet3.K2:Sheet3.K23 Sheet3.I2:Sheet3.I23 Sheet3.N1:Sheet3.N1 Sheet3.O2:Sheet3.O23 Sheet3.I2:Sheet3.I23 Sheet3.R1:Sheet3.R1 Sheet3.S2:Sheet3.S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30.466cm" svg:height="11.603cm" svg:x="22.689cm" svg:y="12.914cm">
            <draw:object draw:notify-on-update-of-ranges="Sheet3.N1:Sheet3.N1 Sheet3.N2:Sheet3.N23 Sheet3.I2:Sheet3.I23 Sheet3.J1:Sheet3.J1 Sheet3.J2:Sheet3.J23 Sheet3.I2:Sheet3.I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>
            <text:p>Year</text:p>
          </table:table-cell>
          <table:table-cell table:number-columns-repeated="7"/>
          <table:table-cell office:value-type="string">
            <text:p>Year </text:p>
          </table:table-cell>
          <table:table-cell office:value-type="string">
            <text:p>Molluscicides</text:p>
          </table:table-cell>
          <table:table-cell office:value-type="string">
            <text:p>Norm</text:p>
          </table:table-cell>
          <table:table-cell table:number-columns-repeated="2"/>
          <table:table-cell office:value-type="string">
            <text:p>Pesticides</text:p>
          </table:table-cell>
          <table:table-cell/>
          <table:table-cell office:value-type="string">
            <text:p>Rainfall</text:p>
          </table:table-cell>
          <table:table-cell office:value-type="string">
            <text:p>Norm</text:p>
          </table:table-cell>
          <table:table-cell office:value-type="string">
            <text:p>Temperature</text:p>
          </table:table-cell>
          <table:table-cell office:value-type="string">
            <text:p>Norm</text:p>
          </table:table-cell>
        </table:table-row>
        <table:table-row table:style-name="ro1">
          <table:table-cell table:style-name="ce3"/>
          <table:table-cell/>
          <table:table-cell table:style-name="ce2"/>
          <table:table-cell table:number-columns-repeated="2"/>
          <table:table-cell office:value-type="string">
            <text:p>Spring AVG</text:p>
          </table:table-cell>
          <table:table-cell table:formula="of:=AVERAGE([.P2];[.P6];[.P10];[.P14];[.P18];[.P22];[.B26];[.B30];[.B38];[.B42])" office:value-type="float" office:value="1173.68333333333">
            <text:p>1173.6833333333</text:p>
          </table:table-cell>
          <table:table-cell/>
          <table:table-cell table:style-name="ce1" office:value-type="float" office:value="1990">
            <text:p>1990</text:p>
          </table:table-cell>
          <table:table-cell table:style-name="ce1" office:value-type="float" office:value="426540">
            <text:p>426540</text:p>
          </table:table-cell>
          <table:table-cell table:style-name="ce2" table:formula="of:=[.J2]/AVERAGE([.J$2:.J$23])" office:value-type="float" office:value="0.450136114670284">
            <text:p>0.45</text:p>
          </table:table-cell>
          <table:table-cell table:number-columns-repeated="2"/>
          <table:table-cell table:style-name="ce1" office:value-type="float" office:value="44981520">
            <text:p>44981520</text:p>
          </table:table-cell>
          <table:table-cell table:style-name="ce2" table:formula="of:=[.N2]/AVERAGE([.N$2:.N$23])" office:value-type="float" office:value="0.773426089494809">
            <text:p>0.77</text:p>
          </table:table-cell>
          <table:table-cell office:value-type="float" office:value="1175">
            <text:p>1175</text:p>
          </table:table-cell>
          <table:table-cell table:style-name="ce2" table:formula="of:=[.P2]/AVERAGE([.P$2:.P$23])" office:value-type="float" office:value="1.03250493285722">
            <text:p>1.03</text:p>
          </table:table-cell>
          <table:table-cell office:value-type="float" office:value="9.41">
            <text:p>9.41</text:p>
          </table:table-cell>
          <table:table-cell table:style-name="ce2" table:formula="of:=[.R2]/AVERAGE([.R$2:.R$23])" office:value-type="float" office:value="1.03432425680739">
            <text:p>1.03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>
            <text:p>Summer AVG</text:p>
          </table:table-cell>
          <table:table-cell table:formula="of:=AVERAGE([.P3];[.P7];[.P11];[.P15];[.P19];[.P23];[.B27];[.B31];[.B39];[.B43])" office:value-type="float" office:value="1090.16666666667">
            <text:p>1090.1666666667</text:p>
          </table:table-cell>
          <table:table-cell/>
          <table:table-cell table:style-name="ce1" office:value-type="float" office:value="1991">
            <text:p>1991</text:p>
          </table:table-cell>
          <table:table-cell table:style-name="ce1" office:value-type="float" office:value="432399">
            <text:p>432399</text:p>
          </table:table-cell>
          <table:table-cell table:style-name="ce2" table:formula="of:=[.J3]/AVERAGE([.J$2:.J$23])" office:value-type="float" office:value="0.456319233477086">
            <text:p>0.46</text:p>
          </table:table-cell>
          <table:table-cell table:number-columns-repeated="2"/>
          <table:table-cell table:style-name="ce1" office:value-type="float" office:value="45027747">
            <text:p>45027747</text:p>
          </table:table-cell>
          <table:table-cell table:style-name="ce2" table:formula="of:=[.N3]/AVERAGE([.N$2:.N$23])" office:value-type="float" office:value="0.774220930750487">
            <text:p>0.77</text:p>
          </table:table-cell>
          <table:table-cell office:value-type="float" office:value="999.7">
            <text:p>999.7</text:p>
          </table:table-cell>
          <table:table-cell table:style-name="ce2" table:formula="of:=[.P3]/AVERAGE([.P$2:.P$23])" office:value-type="float" office:value="0.87846398415095">
            <text:p>0.88</text:p>
          </table:table-cell>
          <table:table-cell office:value-type="float" office:value="8.58">
            <text:p>8.58</text:p>
          </table:table-cell>
          <table:table-cell table:style-name="ce2" table:formula="of:=[.R3]/AVERAGE([.R$2:.R$23])" office:value-type="float" office:value="0.943092680489633">
            <text:p>0.94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>
            <text:p>Autumn AVG</text:p>
          </table:table-cell>
          <table:table-cell table:formula="of:=AVERAGE([.P4];[.P8];[.P12];[.P16];[.P20];[.P24];[.B28];[.B32];[.B40];[.B44])" office:value-type="float" office:value="1190.54">
            <text:p>1190.54</text:p>
          </table:table-cell>
          <table:table-cell/>
          <table:table-cell table:style-name="ce1" office:value-type="float" office:value="1992">
            <text:p>1992</text:p>
          </table:table-cell>
          <table:table-cell table:style-name="ce1" office:value-type="float" office:value="460960">
            <text:p>460960</text:p>
          </table:table-cell>
          <table:table-cell table:style-name="ce2" table:formula="of:=[.J4]/AVERAGE([.J$2:.J$23])" office:value-type="float" office:value="0.486460222765541">
            <text:p>0.49</text:p>
          </table:table-cell>
          <table:table-cell table:number-columns-repeated="2"/>
          <table:table-cell table:style-name="ce1" office:value-type="float" office:value="46333103">
            <text:p>46333103</text:p>
          </table:table-cell>
          <table:table-cell table:style-name="ce2" table:formula="of:=[.N4]/AVERAGE([.N$2:.N$23])" office:value-type="float" office:value="0.796665623292637">
            <text:p>0.80</text:p>
          </table:table-cell>
          <table:table-cell office:value-type="float" office:value="1188.8">
            <text:p>1188.8</text:p>
          </table:table-cell>
          <table:table-cell table:style-name="ce2" table:formula="of:=[.P4]/AVERAGE([.P$2:.P$23])" office:value-type="float" office:value="1.04463137377078">
            <text:p>1.04</text:p>
          </table:table-cell>
          <table:table-cell office:value-type="float" office:value="8.73">
            <text:p>8.73</text:p>
          </table:table-cell>
          <table:table-cell table:style-name="ce2" table:formula="of:=[.R4]/AVERAGE([.R$2:.R$23])" office:value-type="float" office:value="0.959580314763927">
            <text:p>0.96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string">
            <text:p>Winter AVG</text:p>
          </table:table-cell>
          <table:table-cell table:formula="of:=AVERAGE([.P5];[.P9];[.P13];[.P17];[.P21];[.B25];[.B29];[.B33];[.B41];[.B45])" office:value-type="float" office:value="1100.08">
            <text:p>1100.08</text:p>
          </table:table-cell>
          <table:table-cell/>
          <table:table-cell table:style-name="ce1" office:value-type="float" office:value="1993">
            <text:p>1993</text:p>
          </table:table-cell>
          <table:table-cell table:style-name="ce1" office:value-type="float" office:value="489519">
            <text:p>489519</text:p>
          </table:table-cell>
          <table:table-cell table:style-name="ce2" table:formula="of:=[.J5]/AVERAGE([.J$2:.J$23])" office:value-type="float" office:value="0.516599101414364">
            <text:p>0.52</text:p>
          </table:table-cell>
          <table:table-cell table:number-columns-repeated="2"/>
          <table:table-cell table:style-name="ce1" office:value-type="float" office:value="47460555">
            <text:p>47460555</text:p>
          </table:table-cell>
          <table:table-cell table:style-name="ce2" table:formula="of:=[.N5]/AVERAGE([.N$2:.N$23])" office:value-type="float" office:value="0.816051379742243">
            <text:p>0.82</text:p>
          </table:table-cell>
          <table:table-cell office:value-type="float" office:value="1122.5">
            <text:p>1122.5</text:p>
          </table:table-cell>
          <table:table-cell table:style-name="ce2" table:formula="of:=[.P5]/AVERAGE([.P$2:.P$23])" office:value-type="float" office:value="0.98637173372956">
            <text:p>0.99</text:p>
          </table:table-cell>
          <table:table-cell office:value-type="float" office:value="8.35">
            <text:p>8.35</text:p>
          </table:table-cell>
          <table:table-cell table:style-name="ce2" table:formula="of:=[.R5]/AVERAGE([.R$2:.R$23])" office:value-type="float" office:value="0.917811641269048">
            <text:p>0.92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1994">
            <text:p>1994</text:p>
          </table:table-cell>
          <table:table-cell table:style-name="ce1" office:value-type="float" office:value="1046307">
            <text:p>1046307</text:p>
          </table:table-cell>
          <table:table-cell table:style-name="ce2" table:formula="of:=[.J6]/AVERAGE([.J$2:.J$23])" office:value-type="float" office:value="1.104188511587">
            <text:p>1.10</text:p>
          </table:table-cell>
          <table:table-cell table:number-columns-repeated="2"/>
          <table:table-cell table:style-name="ce1" office:value-type="float" office:value="47568960">
            <text:p>47568960</text:p>
          </table:table-cell>
          <table:table-cell table:style-name="ce2" table:formula="of:=[.N6]/AVERAGE([.N$2:.N$23])" office:value-type="float" office:value="0.817915328653523">
            <text:p>0.82</text:p>
          </table:table-cell>
          <table:table-cell office:value-type="float" office:value="1186.6">
            <text:p>1186.6</text:p>
          </table:table-cell>
          <table:table-cell table:style-name="ce2" table:formula="of:=[.P6]/AVERAGE([.P$2:.P$23])" office:value-type="float" office:value="1.04269817304543">
            <text:p>1.04</text:p>
          </table:table-cell>
          <table:table-cell office:value-type="float" office:value="8.88">
            <text:p>8.88</text:p>
          </table:table-cell>
          <table:table-cell table:style-name="ce2" table:formula="of:=[.R6]/AVERAGE([.R$2:.R$23])" office:value-type="float" office:value="0.976067949038221">
            <text:p>0.98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1995">
            <text:p>1995</text:p>
          </table:table-cell>
          <table:table-cell table:style-name="ce1" office:value-type="float" office:value="1050485">
            <text:p>1050485</text:p>
          </table:table-cell>
          <table:table-cell table:style-name="ce2" table:formula="of:=[.J7]/AVERAGE([.J$2:.J$23])" office:value-type="float" office:value="1.10859763778172">
            <text:p>1.11</text:p>
          </table:table-cell>
          <table:table-cell table:number-columns-repeated="2"/>
          <table:table-cell table:style-name="ce1" office:value-type="float" office:value="47958693">
            <text:p>47958693</text:p>
          </table:table-cell>
          <table:table-cell table:style-name="ce2" table:formula="of:=[.N7]/AVERAGE([.N$2:.N$23])" office:value-type="float" office:value="0.824616517722658">
            <text:p>0.82</text:p>
          </table:table-cell>
          <table:table-cell office:value-type="float" office:value="1025.2">
            <text:p>1025.2</text:p>
          </table:table-cell>
          <table:table-cell table:style-name="ce2" table:formula="of:=[.P7]/AVERAGE([.P$2:.P$23])" office:value-type="float" office:value="0.900871538012957">
            <text:p>0.90</text:p>
          </table:table-cell>
          <table:table-cell office:value-type="float" office:value="9.17">
            <text:p>9.17</text:p>
          </table:table-cell>
          <table:table-cell table:style-name="ce2" table:formula="of:=[.R7]/AVERAGE([.R$2:.R$23])" office:value-type="float" office:value="1.00794404196852">
            <text:p>1.01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1996">
            <text:p>1996</text:p>
          </table:table-cell>
          <table:table-cell table:style-name="ce1" office:value-type="float" office:value="502923">
            <text:p>502923</text:p>
          </table:table-cell>
          <table:table-cell table:style-name="ce2" table:formula="of:=[.J8]/AVERAGE([.J$2:.J$23])" office:value-type="float" office:value="0.530744608239141">
            <text:p>0.53</text:p>
          </table:table-cell>
          <table:table-cell table:number-columns-repeated="2"/>
          <table:table-cell table:style-name="ce1" office:value-type="float" office:value="54842390">
            <text:p>54842390</text:p>
          </table:table-cell>
          <table:table-cell table:style-name="ce2" table:formula="of:=[.N8]/AVERAGE([.N$2:.N$23])" office:value-type="float" office:value="0.942976921105584">
            <text:p>0.94</text:p>
          </table:table-cell>
          <table:table-cell office:value-type="float" office:value="918">
            <text:p>918</text:p>
          </table:table-cell>
          <table:table-cell table:style-name="ce2" table:formula="of:=[.P8]/AVERAGE([.P$2:.P$23])" office:value-type="float" office:value="0.806671939032281">
            <text:p>0.81</text:p>
          </table:table-cell>
          <table:table-cell office:value-type="float" office:value="8.16">
            <text:p>8.16</text:p>
          </table:table-cell>
          <table:table-cell table:style-name="ce2" table:formula="of:=[.R8]/AVERAGE([.R$2:.R$23])" office:value-type="float" office:value="0.896927304521609">
            <text:p>0.90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1997">
            <text:p>1997</text:p>
          </table:table-cell>
          <table:table-cell table:style-name="ce1" office:value-type="float" office:value="554881">
            <text:p>554881</text:p>
          </table:table-cell>
          <table:table-cell table:style-name="ce2" table:formula="of:=[.J9]/AVERAGE([.J$2:.J$23])" office:value-type="float" office:value="0.585576915281947">
            <text:p>0.59</text:p>
          </table:table-cell>
          <table:table-cell table:number-columns-repeated="2"/>
          <table:table-cell table:style-name="ce1" office:value-type="float" office:value="54878003">
            <text:p>54878003</text:p>
          </table:table-cell>
          <table:table-cell table:style-name="ce2" table:formula="of:=[.N9]/AVERAGE([.N$2:.N$23])" office:value-type="float" office:value="0.943589261980796">
            <text:p>0.94</text:p>
          </table:table-cell>
          <table:table-cell office:value-type="float" office:value="1025.6">
            <text:p>1025.6</text:p>
          </table:table-cell>
          <table:table-cell table:style-name="ce2" table:formula="of:=[.P9]/AVERAGE([.P$2:.P$23])" office:value-type="float" office:value="0.90122302905393">
            <text:p>0.90</text:p>
          </table:table-cell>
          <table:table-cell office:value-type="float" office:value="9.4">
            <text:p>9.4</text:p>
          </table:table-cell>
          <table:table-cell table:style-name="ce2" table:formula="of:=[.R9]/AVERAGE([.R$2:.R$23])" office:value-type="float" office:value="1.03322508118911">
            <text:p>1.03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1998">
            <text:p>1998</text:p>
          </table:table-cell>
          <table:table-cell table:style-name="ce1" office:value-type="float" office:value="641834">
            <text:p>641834</text:p>
          </table:table-cell>
          <table:table-cell table:style-name="ce2" table:formula="of:=[.J10]/AVERAGE([.J$2:.J$23])" office:value-type="float" office:value="0.677340139314688">
            <text:p>0.68</text:p>
          </table:table-cell>
          <table:table-cell table:number-columns-repeated="2"/>
          <table:table-cell table:style-name="ce1" office:value-type="float" office:value="61239265">
            <text:p>61239265</text:p>
          </table:table-cell>
          <table:table-cell table:style-name="ce2" table:formula="of:=[.N10]/AVERAGE([.N$2:.N$23])" office:value-type="float" office:value="1.05296675729247">
            <text:p>1.05</text:p>
          </table:table-cell>
          <table:table-cell office:value-type="float" office:value="1267.1">
            <text:p>1267.1</text:p>
          </table:table-cell>
          <table:table-cell table:style-name="ce2" table:formula="of:=[.P10]/AVERAGE([.P$2:.P$23])" office:value-type="float" office:value="1.11343574504118">
            <text:p>1.11</text:p>
          </table:table-cell>
          <table:table-cell office:value-type="float" office:value="9.14">
            <text:p>9.14</text:p>
          </table:table-cell>
          <table:table-cell table:style-name="ce2" table:formula="of:=[.R10]/AVERAGE([.R$2:.R$23])" office:value-type="float" office:value="1.00464651511366">
            <text:p>1.00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1999">
            <text:p>1999</text:p>
          </table:table-cell>
          <table:table-cell table:style-name="ce1" office:value-type="float" office:value="659253">
            <text:p>659253</text:p>
          </table:table-cell>
          <table:table-cell table:style-name="ce2" table:formula="of:=[.J11]/AVERAGE([.J$2:.J$23])" office:value-type="float" office:value="0.695722755204034">
            <text:p>0.70</text:p>
          </table:table-cell>
          <table:table-cell table:number-columns-repeated="2"/>
          <table:table-cell table:style-name="ce1" office:value-type="float" office:value="61056247">
            <text:p>61056247</text:p>
          </table:table-cell>
          <table:table-cell table:style-name="ce2" table:formula="of:=[.N11]/AVERAGE([.N$2:.N$23])" office:value-type="float" office:value="1.04981988951105">
            <text:p>1.05</text:p>
          </table:table-cell>
          <table:table-cell office:value-type="float" office:value="1239.1">
            <text:p>1239.1</text:p>
          </table:table-cell>
          <table:table-cell table:style-name="ce2" table:formula="of:=[.P11]/AVERAGE([.P$2:.P$23])" office:value-type="float" office:value="1.08883137217309">
            <text:p>1.09</text:p>
          </table:table-cell>
          <table:table-cell office:value-type="float" office:value="9.36">
            <text:p>9.36</text:p>
          </table:table-cell>
          <table:table-cell table:style-name="ce2" table:formula="of:=[.R11]/AVERAGE([.R$2:.R$23])" office:value-type="float" office:value="1.02882837871596">
            <text:p>1.03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2000">
            <text:p>2000</text:p>
          </table:table-cell>
          <table:table-cell table:style-name="ce1" office:value-type="float" office:value="1427841">
            <text:p>1427841</text:p>
          </table:table-cell>
          <table:table-cell table:style-name="ce2" table:formula="of:=[.J12]/AVERAGE([.J$2:.J$23])" office:value-type="float" office:value="1.50682890258108">
            <text:p>1.51</text:p>
          </table:table-cell>
          <table:table-cell table:number-columns-repeated="2"/>
          <table:table-cell table:style-name="ce1" office:value-type="float" office:value="59063533">
            <text:p>59063533</text:p>
          </table:table-cell>
          <table:table-cell table:style-name="ce2" table:formula="of:=[.N12]/AVERAGE([.N$2:.N$23])" office:value-type="float" office:value="1.01555655211157">
            <text:p>1.02</text:p>
          </table:table-cell>
          <table:table-cell office:value-type="float" office:value="1337.3">
            <text:p>1337.3</text:p>
          </table:table-cell>
          <table:table-cell table:style-name="ce2" table:formula="of:=[.P12]/AVERAGE([.P$2:.P$23])" office:value-type="float" office:value="1.17512242273188">
            <text:p>1.18</text:p>
          </table:table-cell>
          <table:table-cell office:value-type="float" office:value="9.09">
            <text:p>9.09</text:p>
          </table:table-cell>
          <table:table-cell table:style-name="ce2" table:formula="of:=[.R12]/AVERAGE([.R$2:.R$23])" office:value-type="float" office:value="0.999150637022233">
            <text:p>1.00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2001">
            <text:p>2001</text:p>
          </table:table-cell>
          <table:table-cell table:style-name="ce1" office:value-type="float" office:value="1428051">
            <text:p>1428051</text:p>
          </table:table-cell>
          <table:table-cell table:style-name="ce2" table:formula="of:=[.J13]/AVERAGE([.J$2:.J$23])" office:value-type="float" office:value="1.50705051974261">
            <text:p>1.51</text:p>
          </table:table-cell>
          <table:table-cell table:number-columns-repeated="2"/>
          <table:table-cell table:style-name="ce1" office:value-type="float" office:value="59069935">
            <text:p>59069935</text:p>
          </table:table-cell>
          <table:table-cell table:style-name="ce2" table:formula="of:=[.N13]/AVERAGE([.N$2:.N$23])" office:value-type="float" office:value="1.01566663006858">
            <text:p>1.02</text:p>
          </table:table-cell>
          <table:table-cell office:value-type="float" office:value="1052.8">
            <text:p>1052.8</text:p>
          </table:table-cell>
          <table:table-cell table:style-name="ce2" table:formula="of:=[.P13]/AVERAGE([.P$2:.P$23])" office:value-type="float" office:value="0.925124419840071">
            <text:p>0.93</text:p>
          </table:table-cell>
          <table:table-cell office:value-type="float" office:value="8.84">
            <text:p>8.84</text:p>
          </table:table-cell>
          <table:table-cell table:style-name="ce2" table:formula="of:=[.R13]/AVERAGE([.R$2:.R$23])" office:value-type="float" office:value="0.971671246565076">
            <text:p>0.97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2002">
            <text:p>2002</text:p>
          </table:table-cell>
          <table:table-cell table:style-name="ce1" office:value-type="float" office:value="1210482">
            <text:p>1210482</text:p>
          </table:table-cell>
          <table:table-cell table:style-name="ce2" table:formula="of:=[.J14]/AVERAGE([.J$2:.J$23])" office:value-type="float" office:value="1.27744564251492">
            <text:p>1.28</text:p>
          </table:table-cell>
          <table:table-cell table:number-columns-repeated="2"/>
          <table:table-cell table:style-name="ce1" office:value-type="float" office:value="59740523">
            <text:p>59740523</text:p>
          </table:table-cell>
          <table:table-cell table:style-name="ce2" table:formula="of:=[.N14]/AVERAGE([.N$2:.N$23])" office:value-type="float" office:value="1.0271969263881">
            <text:p>1.03</text:p>
          </table:table-cell>
          <table:table-cell office:value-type="float" office:value="1283.7">
            <text:p>1283.7</text:p>
          </table:table-cell>
          <table:table-cell table:style-name="ce2" table:formula="of:=[.P14]/AVERAGE([.P$2:.P$23])" office:value-type="float" office:value="1.12802262324155">
            <text:p>1.13</text:p>
          </table:table-cell>
          <table:table-cell office:value-type="float" office:value="9.47">
            <text:p>9.47</text:p>
          </table:table-cell>
          <table:table-cell table:style-name="ce2" table:formula="of:=[.R14]/AVERAGE([.R$2:.R$23])" office:value-type="float" office:value="1.04091931051711">
            <text:p>1.04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2003">
            <text:p>2003</text:p>
          </table:table-cell>
          <table:table-cell table:style-name="ce1" office:value-type="float" office:value="1214288">
            <text:p>1214288</text:p>
          </table:table-cell>
          <table:table-cell table:style-name="ce2" table:formula="of:=[.J15]/AVERAGE([.J$2:.J$23])" office:value-type="float" office:value="1.28146218973777">
            <text:p>1.28</text:p>
          </table:table-cell>
          <table:table-cell table:number-columns-repeated="2"/>
          <table:table-cell table:style-name="ce1" office:value-type="float" office:value="59940395">
            <text:p>59940395</text:p>
          </table:table-cell>
          <table:table-cell table:style-name="ce2" table:formula="of:=[.N15]/AVERAGE([.N$2:.N$23])" office:value-type="float" office:value="1.03063358702917">
            <text:p>1.03</text:p>
          </table:table-cell>
          <table:table-cell office:value-type="float" office:value="904.2">
            <text:p>904.2</text:p>
          </table:table-cell>
          <table:table-cell table:style-name="ce2" table:formula="of:=[.P15]/AVERAGE([.P$2:.P$23])" office:value-type="float" office:value="0.794545498118724">
            <text:p>0.79</text:p>
          </table:table-cell>
          <table:table-cell office:value-type="float" office:value="9.5">
            <text:p>9.5</text:p>
          </table:table-cell>
          <table:table-cell table:style-name="ce2" table:formula="of:=[.R15]/AVERAGE([.R$2:.R$23])" office:value-type="float" office:value="1.04421683737197">
            <text:p>1.04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2004">
            <text:p>2004</text:p>
          </table:table-cell>
          <table:table-cell table:style-name="ce1" office:value-type="float" office:value="661772">
            <text:p>661772</text:p>
          </table:table-cell>
          <table:table-cell table:style-name="ce2" table:formula="of:=[.J16]/AVERAGE([.J$2:.J$23])" office:value-type="float" office:value="0.698381105822626">
            <text:p>0.70</text:p>
          </table:table-cell>
          <table:table-cell table:number-columns-repeated="2"/>
          <table:table-cell table:style-name="ce1" office:value-type="float" office:value="64187339">
            <text:p>64187339</text:p>
          </table:table-cell>
          <table:table-cell table:style-name="ce2" table:formula="of:=[.N16]/AVERAGE([.N$2:.N$23])" office:value-type="float" office:value="1.10365684836457">
            <text:p>1.10</text:p>
          </table:table-cell>
          <table:table-cell office:value-type="float" office:value="1213.6">
            <text:p>1213.6</text:p>
          </table:table-cell>
          <table:table-cell table:style-name="ce2" table:formula="of:=[.P16]/AVERAGE([.P$2:.P$23])" office:value-type="float" office:value="1.06642381831109">
            <text:p>1.07</text:p>
          </table:table-cell>
          <table:table-cell office:value-type="float" office:value="9.47">
            <text:p>9.47</text:p>
          </table:table-cell>
          <table:table-cell table:style-name="ce2" table:formula="of:=[.R16]/AVERAGE([.R$2:.R$23])" office:value-type="float" office:value="1.04091931051711">
            <text:p>1.04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2005">
            <text:p>2005</text:p>
          </table:table-cell>
          <table:table-cell table:style-name="ce1" office:value-type="float" office:value="669870">
            <text:p>669870</text:p>
          </table:table-cell>
          <table:table-cell table:style-name="ce2" table:formula="of:=[.J17]/AVERAGE([.J$2:.J$23])" office:value-type="float" office:value="0.706927085699308">
            <text:p>0.71</text:p>
          </table:table-cell>
          <table:table-cell table:number-columns-repeated="2"/>
          <table:table-cell table:style-name="ce1" office:value-type="float" office:value="64584789">
            <text:p>64584789</text:p>
          </table:table-cell>
          <table:table-cell table:style-name="ce2" table:formula="of:=[.N17]/AVERAGE([.N$2:.N$23])" office:value-type="float" office:value="1.11049072590516">
            <text:p>1.11</text:p>
          </table:table-cell>
          <table:table-cell office:value-type="float" office:value="1086.2">
            <text:p>1086.2</text:p>
          </table:table-cell>
          <table:table-cell table:style-name="ce2" table:formula="of:=[.P17]/AVERAGE([.P$2:.P$23])" office:value-type="float" office:value="0.95447392176129">
            <text:p>0.95</text:p>
          </table:table-cell>
          <table:table-cell office:value-type="float" office:value="9.45">
            <text:p>9.45</text:p>
          </table:table-cell>
          <table:table-cell table:style-name="ce2" table:formula="of:=[.R17]/AVERAGE([.R$2:.R$23])" office:value-type="float" office:value="1.03872095928054">
            <text:p>1.04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2006">
            <text:p>2006</text:p>
          </table:table-cell>
          <table:table-cell table:style-name="ce1" office:value-type="float" office:value="1025785">
            <text:p>1025785</text:p>
          </table:table-cell>
          <table:table-cell table:style-name="ce2" table:formula="of:=[.J18]/AVERAGE([.J$2:.J$23])" office:value-type="float" office:value="1.08253123830604">
            <text:p>1.08</text:p>
          </table:table-cell>
          <table:table-cell table:number-columns-repeated="2"/>
          <table:table-cell table:style-name="ce1" office:value-type="float" office:value="58275957">
            <text:p>58275957</text:p>
          </table:table-cell>
          <table:table-cell table:style-name="ce2" table:formula="of:=[.N18]/AVERAGE([.N$2:.N$23])" office:value-type="float" office:value="1.00201472813897">
            <text:p>1.00</text:p>
          </table:table-cell>
          <table:table-cell office:value-type="float" office:value="1179.2">
            <text:p>1179.2</text:p>
          </table:table-cell>
          <table:table-cell table:style-name="ce2" table:formula="of:=[.P18]/AVERAGE([.P$2:.P$23])" office:value-type="float" office:value="1.03619558878744">
            <text:p>1.04</text:p>
          </table:table-cell>
          <table:table-cell office:value-type="float" office:value="9.73">
            <text:p>9.73</text:p>
          </table:table-cell>
          <table:table-cell table:style-name="ce2" table:formula="of:=[.R18]/AVERAGE([.R$2:.R$23])" office:value-type="float" office:value="1.06949787659256">
            <text:p>1.07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2007">
            <text:p>2007</text:p>
          </table:table-cell>
          <table:table-cell table:style-name="ce1" office:value-type="float" office:value="1039156">
            <text:p>1039156</text:p>
          </table:table-cell>
          <table:table-cell table:style-name="ce2" table:formula="of:=[.J19]/AVERAGE([.J$2:.J$23])" office:value-type="float" office:value="1.09664191957686">
            <text:p>1.10</text:p>
          </table:table-cell>
          <table:table-cell table:number-columns-repeated="2"/>
          <table:table-cell table:style-name="ce1" office:value-type="float" office:value="58787893">
            <text:p>58787893</text:p>
          </table:table-cell>
          <table:table-cell table:style-name="ce2" table:formula="of:=[.N19]/AVERAGE([.N$2:.N$23])" office:value-type="float" office:value="1.01081711317513">
            <text:p>1.01</text:p>
          </table:table-cell>
          <table:table-cell office:value-type="float" office:value="1200.3">
            <text:p>1200.3</text:p>
          </table:table-cell>
          <table:table-cell table:style-name="ce2" table:formula="of:=[.P19]/AVERAGE([.P$2:.P$23])" office:value-type="float" office:value="1.05473674119874">
            <text:p>1.05</text:p>
          </table:table-cell>
          <table:table-cell office:value-type="float" office:value="9.59">
            <text:p>9.59</text:p>
          </table:table-cell>
          <table:table-cell table:style-name="ce2" table:formula="of:=[.R19]/AVERAGE([.R$2:.R$23])" office:value-type="float" office:value="1.05410941793655">
            <text:p>1.05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2008">
            <text:p>2008</text:p>
          </table:table-cell>
          <table:table-cell table:style-name="ce1" office:value-type="float" office:value="1817227">
            <text:p>1817227</text:p>
          </table:table-cell>
          <table:table-cell table:style-name="ce2" table:formula="of:=[.J20]/AVERAGE([.J$2:.J$23])" office:value-type="float" office:value="1.91775566477689">
            <text:p>1.92</text:p>
          </table:table-cell>
          <table:table-cell table:number-columns-repeated="2"/>
          <table:table-cell table:style-name="ce1" office:value-type="float" office:value="73241077">
            <text:p>73241077</text:p>
          </table:table-cell>
          <table:table-cell table:style-name="ce2" table:formula="of:=[.N20]/AVERAGE([.N$2:.N$23])" office:value-type="float" office:value="1.25932960412405">
            <text:p>1.26</text:p>
          </table:table-cell>
          <table:table-cell office:value-type="float" office:value="1295">
            <text:p>1295</text:p>
          </table:table-cell>
          <table:table-cell table:style-name="ce2" table:formula="of:=[.P20]/AVERAGE([.P$2:.P$23])" office:value-type="float" office:value="1.13795224514902">
            <text:p>1.14</text:p>
          </table:table-cell>
          <table:table-cell office:value-type="float" office:value="9.05">
            <text:p>9.05</text:p>
          </table:table-cell>
          <table:table-cell table:style-name="ce2" table:formula="of:=[.R20]/AVERAGE([.R$2:.R$23])" office:value-type="float" office:value="0.994753934549088">
            <text:p>0.99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2009">
            <text:p>2009</text:p>
          </table:table-cell>
          <table:table-cell table:style-name="ce1" office:value-type="float" office:value="1869677">
            <text:p>1869677</text:p>
          </table:table-cell>
          <table:table-cell table:style-name="ce2" table:formula="of:=[.J21]/AVERAGE([.J$2:.J$23])" office:value-type="float" office:value="1.97310718916958">
            <text:p>1.97</text:p>
          </table:table-cell>
          <table:table-cell table:number-columns-repeated="2"/>
          <table:table-cell table:style-name="ce1" office:value-type="float" office:value="73555365">
            <text:p>73555365</text:p>
          </table:table-cell>
          <table:table-cell table:style-name="ce2" table:formula="of:=[.N21]/AVERAGE([.N$2:.N$23])" office:value-type="float" office:value="1.26473356865916">
            <text:p>1.26</text:p>
          </table:table-cell>
          <table:table-cell office:value-type="float" office:value="1213.3">
            <text:p>1213.3</text:p>
          </table:table-cell>
          <table:table-cell table:style-name="ce2" table:formula="of:=[.P21]/AVERAGE([.P$2:.P$23])" office:value-type="float" office:value="1.06616020003036">
            <text:p>1.07</text:p>
          </table:table-cell>
          <table:table-cell office:value-type="float" office:value="9.17">
            <text:p>9.17</text:p>
          </table:table-cell>
          <table:table-cell table:style-name="ce2" table:formula="of:=[.R21]/AVERAGE([.R$2:.R$23])" office:value-type="float" office:value="1.00794404196852">
            <text:p>1.01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2010">
            <text:p>2010</text:p>
          </table:table-cell>
          <table:table-cell table:style-name="ce1" office:value-type="float" office:value="1115370">
            <text:p>1115370</text:p>
          </table:table-cell>
          <table:table-cell table:style-name="ce2" table:formula="of:=[.J22]/AVERAGE([.J$2:.J$23])" office:value-type="float" office:value="1.17707206409667">
            <text:p>1.18</text:p>
          </table:table-cell>
          <table:table-cell table:number-columns-repeated="2"/>
          <table:table-cell table:style-name="ce1" office:value-type="float" office:value="68831466">
            <text:p>68831466</text:p>
          </table:table-cell>
          <table:table-cell table:style-name="ce2" table:formula="of:=[.N22]/AVERAGE([.N$2:.N$23])" office:value-type="float" office:value="1.18350939636044">
            <text:p>1.18</text:p>
          </table:table-cell>
          <table:table-cell office:value-type="float" office:value="950.5">
            <text:p>950.5</text:p>
          </table:table-cell>
          <table:table-cell table:style-name="ce2" table:formula="of:=[.P22]/AVERAGE([.P$2:.P$23])" office:value-type="float" office:value="0.835230586111311">
            <text:p>0.84</text:p>
          </table:table-cell>
          <table:table-cell office:value-type="float" office:value="7.97">
            <text:p>7.97</text:p>
          </table:table-cell>
          <table:table-cell table:style-name="ce2" table:formula="of:=[.R22]/AVERAGE([.R$2:.R$23])" office:value-type="float" office:value="0.876042967774169">
            <text:p>0.88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1" office:value-type="float" office:value="2011">
            <text:p>2011</text:p>
          </table:table-cell>
          <table:table-cell table:style-name="ce1" office:value-type="float" office:value="1102141">
            <text:p>1102141</text:p>
          </table:table-cell>
          <table:table-cell table:style-name="ce2" table:formula="of:=[.J23]/AVERAGE([.J$2:.J$23])" office:value-type="float" office:value="1.16311123823984">
            <text:p>1.16</text:p>
          </table:table-cell>
          <table:table-cell table:number-columns-repeated="2"/>
          <table:table-cell table:style-name="ce1" office:value-type="float" office:value="68868468">
            <text:p>68868468</text:p>
          </table:table-cell>
          <table:table-cell table:style-name="ce2" table:formula="of:=[.N23]/AVERAGE([.N$2:.N$23])" office:value-type="float" office:value="1.18414562012885">
            <text:p>1.18</text:p>
          </table:table-cell>
          <table:table-cell office:value-type="float" office:value="1172.5">
            <text:p>1172.5</text:p>
          </table:table-cell>
          <table:table-cell table:style-name="ce2" table:formula="of:=[.P23]/AVERAGE([.P$2:.P$23])" office:value-type="float" office:value="1.03030811385114">
            <text:p>1.03</text:p>
          </table:table-cell>
          <table:table-cell office:value-type="float" office:value="9.64">
            <text:p>9.64</text:p>
          </table:table-cell>
          <table:table-cell table:style-name="ce2" table:formula="of:=[.R23]/AVERAGE([.R$2:.R$23])" office:value-type="float" office:value="1.05960529602798">
            <text:p>1.06</text:p>
          </table:table-cell>
        </table:table-row>
        <table:table-row table:style-name="ro2">
          <table:table-cell table:number-columns-repeated="2"/>
          <table:table-cell table:style-name="ce2"/>
          <table:table-cell table:number-columns-repeated="12"/>
          <table:table-cell/>
          <table:table-cell table:number-columns-repeated="3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 table:number-rows-repeated="4">
          <table:table-cell table:number-columns-repeated="2"/>
          <table:table-cell table:style-name="ce2"/>
          <table:table-cell table:number-columns-repeated="16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>
          <table:table-cell/>
          <table:table-cell/>
          <table:table-cell table:style-name="ce2"/>
          <table:table-cell table:number-columns-repeated="16"/>
        </table:table-row>
        <table:table-row table:style-name="ro2" table:number-rows-repeated="1048530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  <table:database-ranges>
        <table:database-range table:name="__Anonymous_Sheet_DB__2" table:target-range-address="Sheet3.I1:Sheet3.J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0"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01-11T09:28:13</meta:creation-date>
    <meta:generator>LibreOffice/3.6$Linux_X86_64 LibreOffice_project/360m1$Build-303</meta:generator>
    <dc:date>2013-01-11T15:16:39</dc:date>
    <meta:editing-duration>PT5H40M36S</meta:editing-duration>
    <meta:editing-cycles>2</meta:editing-cycles>
    <meta:document-statistic meta:table-count="3" meta:cell-count="66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000" chart:maximum="2012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min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641cm" svg:height="11.849cm" xlink:href=".." xlink:type="simple" chart:class="chart:scatter" chart:style-name="ch1">
        <chart:legend chart:legend-position="end" svg:x="26.069cm" svg:y="5.127cm" style:legend-expansion="high" chart:style-name="ch2"/>
        <chart:plot-area chart:style-name="ch3" table:cell-range-address="Sheet3.A2:Sheet3.A45 Sheet1.J1:Sheet1.J1 Sheet3.C2:Sheet3.C45 Sheet1.F2:Sheet1.F5 Sheet1.M1:Sheet1.M1 Sheet1.N7:Sheet1.N19" chart:data-source-has-labels="row" svg:x="0.633cm" svg:y="0.419cm" svg:width="25.07cm" svg:height="10.939cm">
          <chartooo:coordinate-region svg:x="1.545cm" svg:y="0.618cm" svg:width="23.786cm" svg:height="10.093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3.C2:Sheet3.C45" chart:label-cell-address="Sheet1.J1:Sheet1.J1" chart:class="chart:scatter">
            <chart:domain table:cell-range-address="Sheet3.A2:Sheet3.A45"/>
            <chart:data-point chart:repeated="44"/>
          </chart:series>
          <chart:series chart:style-name="ch8" chart:values-cell-range-address="Sheet1.F2:Sheet1.F5" chart:class="chart:scatter">
            <chart:domain table:cell-range-address="Sheet1.A2:Sheet1.A5"/>
            <chart:data-point chart:repeated="4"/>
          </chart:series>
          <chart:series chart:style-name="ch9" chart:values-cell-range-address="Sheet1.N7:Sheet1.N19" chart:label-cell-address="Sheet1.M1:Sheet1.M1" chart:class="chart:scatter">
            <chart:domain table:cell-range-address="Sheet1.J7:Sheet1.J1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Rainfall</text:p>
                <draw:g>
                  <svg:desc>Sheet1.J1:Sheet1.J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  <table:table-cell office:value-type="string">
                <text:p>Average Temperature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3.A2:Sheet3.A45</svg:desc>
                </draw:g>
              </table:table-cell>
              <table:table-cell office:value-type="float" office:value="NaN">
                <text:p>NaN</text:p>
                <draw:g>
                  <svg:desc>Sheet3.C2:Sheet3.C45</svg:desc>
                </draw:g>
              </table:table-cell>
              <table:table-cell office:value-type="float" office:value="2000">
                <text:p>2000</text:p>
                <draw:g>
                  <svg:desc>Sheet1.A2:Sheet1.A5</svg:desc>
                </draw:g>
              </table:table-cell>
              <table:table-cell office:value-type="float" office:value="1">
                <text:p>1</text:p>
                <draw:g>
                  <svg:desc>Sheet1.F2:Sheet1.F5</svg:desc>
                </draw:g>
              </table:table-cell>
              <table:table-cell office:value-type="float" office:value="2000">
                <text:p>2000</text:p>
                <draw:g>
                  <svg:desc>Sheet1.J7:Sheet1.J19</svg:desc>
                </draw:g>
              </table:table-cell>
              <table:table-cell office:value-type="float" office:value="0.986970684039088">
                <text:p>0.986970684039088</text:p>
                <draw:g>
                  <svg:desc>Sheet1.N7:Sheet1.N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4">
                <text:p>2004</text:p>
              </table:table-cell>
              <table:table-cell office:value-type="float" office:value="0.780771906262421">
                <text:p>0.780771906262421</text:p>
              </table:table-cell>
              <table:table-cell office:value-type="float" office:value="2001">
                <text:p>2001</text:p>
              </table:table-cell>
              <table:table-cell office:value-type="float" office:value="0.959826275787188">
                <text:p>0.959826275787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">
                <text:p>2006</text:p>
              </table:table-cell>
              <table:table-cell office:value-type="float" office:value="1.31804737382305">
                <text:p>1.31804737382305</text:p>
              </table:table-cell>
              <table:table-cell office:value-type="float" office:value="2002">
                <text:p>2002</text:p>
              </table:table-cell>
              <table:table-cell office:value-type="float" office:value="1.02823018458198">
                <text:p>1.02823018458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0.747281728273115">
                <text:p>0.747281728273115</text:p>
              </table:table-cell>
              <table:table-cell office:value-type="float" office:value="2003">
                <text:p>2003</text:p>
              </table:table-cell>
              <table:table-cell office:value-type="float" office:value="1.0314875135722">
                <text:p>1.0314875135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4">
                <text:p>2004</text:p>
              </table:table-cell>
              <table:table-cell office:value-type="float" office:value="1.02823018458198">
                <text:p>1.02823018458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5">
                <text:p>2005</text:p>
              </table:table-cell>
              <table:table-cell office:value-type="float" office:value="1.02605863192182">
                <text:p>1.02605863192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6">
                <text:p>2006</text:p>
              </table:table-cell>
              <table:table-cell office:value-type="float" office:value="1.05646036916395">
                <text:p>1.05646036916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7">
                <text:p>2007</text:p>
              </table:table-cell>
              <table:table-cell office:value-type="float" office:value="1.04125950054289">
                <text:p>1.041259500542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">
                <text:p>2008</text:p>
              </table:table-cell>
              <table:table-cell office:value-type="float" office:value="0.982627578718784">
                <text:p>0.982627578718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9">
                <text:p>2009</text:p>
              </table:table-cell>
              <table:table-cell office:value-type="float" office:value="0.995656894679696">
                <text:p>0.995656894679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0">
                <text:p>2010</text:p>
              </table:table-cell>
              <table:table-cell office:value-type="float" office:value="0.865363735070575">
                <text:p>0.865363735070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1">
                <text:p>2011</text:p>
              </table:table-cell>
              <table:table-cell office:value-type="float" office:value="1.04668838219327">
                <text:p>1.04668838219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2">
                <text:p>2012</text:p>
              </table:table-cell>
              <table:table-cell office:value-type="float" office:value="0.95114006514658">
                <text:p>0.95114006514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990" chart:maximum="2011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.4" chart:maximum="2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735cm" svg:height="18.103cm" xlink:href=".." xlink:type="simple" chart:class="chart:scatter" chart:style-name="ch1">
        <chart:legend chart:legend-position="end" svg:x="32.301cm" svg:y="8.005cm" style:legend-expansion="high" chart:style-name="ch2"/>
        <chart:plot-area chart:style-name="ch3" table:cell-range-address="Sheet3.I2:Sheet3.I23 Sheet3.P1:Sheet3.P1 Sheet3.Q2:Sheet3.Q23 Sheet3.J1:Sheet3.J1 Sheet3.K2:Sheet3.K23 Sheet3.N1:Sheet3.N1 Sheet3.O2:Sheet3.O23 Sheet3.R1:Sheet3.R1 Sheet3.S2:Sheet3.S23" chart:data-source-has-labels="row" svg:x="0.664cm" svg:y="0.567cm" svg:width="31.209cm" svg:height="17.008cm">
          <chartooo:coordinate-region svg:x="1.576cm" svg:y="0.767cm" svg:width="29.925cm" svg:height="16.1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Q2:Sheet3.Q23" chart:label-cell-address="Sheet3.P1:Sheet3.P1" chart:class="chart:scatter">
            <chart:domain table:cell-range-address="Sheet3.I2:Sheet3.I23"/>
            <chart:data-point chart:repeated="22"/>
          </chart:series>
          <chart:series chart:style-name="ch8" chart:values-cell-range-address="Sheet3.K2:Sheet3.K23" chart:label-cell-address="Sheet3.J1:Sheet3.J1" chart:class="chart:scatter">
            <chart:data-point chart:repeated="22"/>
          </chart:series>
          <chart:series chart:style-name="ch9" chart:values-cell-range-address="Sheet3.O2:Sheet3.O23" chart:label-cell-address="Sheet3.N1:Sheet3.N1" chart:class="chart:scatter">
            <chart:data-point chart:repeated="22"/>
          </chart:series>
          <chart:series chart:style-name="ch10" chart:values-cell-range-address="Sheet3.S2:Sheet3.S23" chart:label-cell-address="Sheet3.R1:Sheet3.R1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Rainfall</text:p>
                <draw:g>
                  <svg:desc>Sheet3.P1:Sheet3.P1</svg:desc>
                </draw:g>
              </table:table-cell>
              <table:table-cell office:value-type="string">
                <text:p>Molluscicides</text:p>
                <draw:g>
                  <svg:desc>Sheet3.J1:Sheet3.J1</svg:desc>
                </draw:g>
              </table:table-cell>
              <table:table-cell office:value-type="string">
                <text:p>Pesticides</text:p>
                <draw:g>
                  <svg:desc>Sheet3.N1:Sheet3.N1</svg:desc>
                </draw:g>
              </table:table-cell>
              <table:table-cell office:value-type="string">
                <text:p>Temperature</text:p>
                <draw:g>
                  <svg:desc>Sheet3.R1:Sheet3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0">
                <text:p>1990</text:p>
                <draw:g>
                  <svg:desc>Sheet3.I2:Sheet3.I23</svg:desc>
                </draw:g>
              </table:table-cell>
              <table:table-cell office:value-type="float" office:value="1.03250493285722">
                <text:p>1.03250493285722</text:p>
                <draw:g>
                  <svg:desc>Sheet3.Q2:Sheet3.Q23</svg:desc>
                </draw:g>
              </table:table-cell>
              <table:table-cell office:value-type="float" office:value="0.450136114670284">
                <text:p>0.450136114670284</text:p>
                <draw:g>
                  <svg:desc>Sheet3.K2:Sheet3.K23</svg:desc>
                </draw:g>
              </table:table-cell>
              <table:table-cell office:value-type="float" office:value="0.773426089494809">
                <text:p>0.773426089494809</text:p>
                <draw:g>
                  <svg:desc>Sheet3.O2:Sheet3.O23</svg:desc>
                </draw:g>
              </table:table-cell>
              <table:table-cell office:value-type="float" office:value="1.03432425680739">
                <text:p>1.03432425680739</text:p>
                <draw:g>
                  <svg:desc>Sheet3.S2:Sheet3.S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1">
                <text:p>1991</text:p>
              </table:table-cell>
              <table:table-cell office:value-type="float" office:value="0.87846398415095">
                <text:p>0.87846398415095</text:p>
              </table:table-cell>
              <table:table-cell office:value-type="float" office:value="0.456319233477086">
                <text:p>0.456319233477086</text:p>
              </table:table-cell>
              <table:table-cell office:value-type="float" office:value="0.774220930750487">
                <text:p>0.774220930750487</text:p>
              </table:table-cell>
              <table:table-cell office:value-type="float" office:value="0.943092680489633">
                <text:p>0.943092680489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2">
                <text:p>1992</text:p>
              </table:table-cell>
              <table:table-cell office:value-type="float" office:value="1.04463137377078">
                <text:p>1.04463137377078</text:p>
              </table:table-cell>
              <table:table-cell office:value-type="float" office:value="0.486460222765541">
                <text:p>0.486460222765541</text:p>
              </table:table-cell>
              <table:table-cell office:value-type="float" office:value="0.796665623292637">
                <text:p>0.796665623292637</text:p>
              </table:table-cell>
              <table:table-cell office:value-type="float" office:value="0.959580314763927">
                <text:p>0.959580314763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3">
                <text:p>1993</text:p>
              </table:table-cell>
              <table:table-cell office:value-type="float" office:value="0.98637173372956">
                <text:p>0.98637173372956</text:p>
              </table:table-cell>
              <table:table-cell office:value-type="float" office:value="0.516599101414364">
                <text:p>0.516599101414364</text:p>
              </table:table-cell>
              <table:table-cell office:value-type="float" office:value="0.816051379742243">
                <text:p>0.816051379742243</text:p>
              </table:table-cell>
              <table:table-cell office:value-type="float" office:value="0.917811641269048">
                <text:p>0.917811641269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4">
                <text:p>1994</text:p>
              </table:table-cell>
              <table:table-cell office:value-type="float" office:value="1.04269817304543">
                <text:p>1.04269817304543</text:p>
              </table:table-cell>
              <table:table-cell office:value-type="float" office:value="1.104188511587">
                <text:p>1.104188511587</text:p>
              </table:table-cell>
              <table:table-cell office:value-type="float" office:value="0.817915328653523">
                <text:p>0.817915328653523</text:p>
              </table:table-cell>
              <table:table-cell office:value-type="float" office:value="0.976067949038221">
                <text:p>0.976067949038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5">
                <text:p>1995</text:p>
              </table:table-cell>
              <table:table-cell office:value-type="float" office:value="0.900871538012957">
                <text:p>0.900871538012957</text:p>
              </table:table-cell>
              <table:table-cell office:value-type="float" office:value="1.10859763778172">
                <text:p>1.10859763778172</text:p>
              </table:table-cell>
              <table:table-cell office:value-type="float" office:value="0.824616517722658">
                <text:p>0.824616517722658</text:p>
              </table:table-cell>
              <table:table-cell office:value-type="float" office:value="1.00794404196852">
                <text:p>1.00794404196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6">
                <text:p>1996</text:p>
              </table:table-cell>
              <table:table-cell office:value-type="float" office:value="0.806671939032281">
                <text:p>0.806671939032281</text:p>
              </table:table-cell>
              <table:table-cell office:value-type="float" office:value="0.530744608239141">
                <text:p>0.530744608239141</text:p>
              </table:table-cell>
              <table:table-cell office:value-type="float" office:value="0.942976921105584">
                <text:p>0.942976921105584</text:p>
              </table:table-cell>
              <table:table-cell office:value-type="float" office:value="0.896927304521609">
                <text:p>0.8969273045216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7">
                <text:p>1997</text:p>
              </table:table-cell>
              <table:table-cell office:value-type="float" office:value="0.90122302905393">
                <text:p>0.90122302905393</text:p>
              </table:table-cell>
              <table:table-cell office:value-type="float" office:value="0.585576915281947">
                <text:p>0.585576915281947</text:p>
              </table:table-cell>
              <table:table-cell office:value-type="float" office:value="0.943589261980796">
                <text:p>0.943589261980796</text:p>
              </table:table-cell>
              <table:table-cell office:value-type="float" office:value="1.03322508118911">
                <text:p>1.03322508118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8">
                <text:p>1998</text:p>
              </table:table-cell>
              <table:table-cell office:value-type="float" office:value="1.11343574504118">
                <text:p>1.11343574504118</text:p>
              </table:table-cell>
              <table:table-cell office:value-type="float" office:value="0.677340139314688">
                <text:p>0.677340139314688</text:p>
              </table:table-cell>
              <table:table-cell office:value-type="float" office:value="1.05296675729247">
                <text:p>1.05296675729247</text:p>
              </table:table-cell>
              <table:table-cell office:value-type="float" office:value="1.00464651511366">
                <text:p>1.00464651511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9">
                <text:p>1999</text:p>
              </table:table-cell>
              <table:table-cell office:value-type="float" office:value="1.08883137217309">
                <text:p>1.08883137217309</text:p>
              </table:table-cell>
              <table:table-cell office:value-type="float" office:value="0.695722755204034">
                <text:p>0.695722755204034</text:p>
              </table:table-cell>
              <table:table-cell office:value-type="float" office:value="1.04981988951105">
                <text:p>1.04981988951105</text:p>
              </table:table-cell>
              <table:table-cell office:value-type="float" office:value="1.02882837871596">
                <text:p>1.028828378715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.17512242273188">
                <text:p>1.17512242273188</text:p>
              </table:table-cell>
              <table:table-cell office:value-type="float" office:value="1.50682890258108">
                <text:p>1.50682890258108</text:p>
              </table:table-cell>
              <table:table-cell office:value-type="float" office:value="1.01555655211157">
                <text:p>1.01555655211157</text:p>
              </table:table-cell>
              <table:table-cell office:value-type="float" office:value="0.999150637022233">
                <text:p>0.999150637022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1">
                <text:p>2001</text:p>
              </table:table-cell>
              <table:table-cell office:value-type="float" office:value="0.925124419840071">
                <text:p>0.925124419840071</text:p>
              </table:table-cell>
              <table:table-cell office:value-type="float" office:value="1.50705051974261">
                <text:p>1.50705051974261</text:p>
              </table:table-cell>
              <table:table-cell office:value-type="float" office:value="1.01566663006858">
                <text:p>1.01566663006858</text:p>
              </table:table-cell>
              <table:table-cell office:value-type="float" office:value="0.971671246565076">
                <text:p>0.9716712465650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2">
                <text:p>2002</text:p>
              </table:table-cell>
              <table:table-cell office:value-type="float" office:value="1.12802262324155">
                <text:p>1.12802262324155</text:p>
              </table:table-cell>
              <table:table-cell office:value-type="float" office:value="1.27744564251492">
                <text:p>1.27744564251492</text:p>
              </table:table-cell>
              <table:table-cell office:value-type="float" office:value="1.0271969263881">
                <text:p>1.0271969263881</text:p>
              </table:table-cell>
              <table:table-cell office:value-type="float" office:value="1.04091931051711">
                <text:p>1.04091931051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3">
                <text:p>2003</text:p>
              </table:table-cell>
              <table:table-cell office:value-type="float" office:value="0.794545498118724">
                <text:p>0.794545498118724</text:p>
              </table:table-cell>
              <table:table-cell office:value-type="float" office:value="1.28146218973777">
                <text:p>1.28146218973777</text:p>
              </table:table-cell>
              <table:table-cell office:value-type="float" office:value="1.03063358702917">
                <text:p>1.03063358702917</text:p>
              </table:table-cell>
              <table:table-cell office:value-type="float" office:value="1.04421683737197">
                <text:p>1.044216837371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4">
                <text:p>2004</text:p>
              </table:table-cell>
              <table:table-cell office:value-type="float" office:value="1.06642381831109">
                <text:p>1.06642381831109</text:p>
              </table:table-cell>
              <table:table-cell office:value-type="float" office:value="0.698381105822626">
                <text:p>0.698381105822626</text:p>
              </table:table-cell>
              <table:table-cell office:value-type="float" office:value="1.10365684836457">
                <text:p>1.10365684836457</text:p>
              </table:table-cell>
              <table:table-cell office:value-type="float" office:value="1.04091931051711">
                <text:p>1.04091931051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5">
                <text:p>2005</text:p>
              </table:table-cell>
              <table:table-cell office:value-type="float" office:value="0.95447392176129">
                <text:p>0.95447392176129</text:p>
              </table:table-cell>
              <table:table-cell office:value-type="float" office:value="0.706927085699308">
                <text:p>0.706927085699308</text:p>
              </table:table-cell>
              <table:table-cell office:value-type="float" office:value="1.11049072590516">
                <text:p>1.11049072590516</text:p>
              </table:table-cell>
              <table:table-cell office:value-type="float" office:value="1.03872095928054">
                <text:p>1.03872095928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6">
                <text:p>2006</text:p>
              </table:table-cell>
              <table:table-cell office:value-type="float" office:value="1.03619558878744">
                <text:p>1.03619558878744</text:p>
              </table:table-cell>
              <table:table-cell office:value-type="float" office:value="1.08253123830604">
                <text:p>1.08253123830604</text:p>
              </table:table-cell>
              <table:table-cell office:value-type="float" office:value="1.00201472813897">
                <text:p>1.00201472813897</text:p>
              </table:table-cell>
              <table:table-cell office:value-type="float" office:value="1.06949787659256">
                <text:p>1.06949787659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7">
                <text:p>2007</text:p>
              </table:table-cell>
              <table:table-cell office:value-type="float" office:value="1.05473674119874">
                <text:p>1.05473674119874</text:p>
              </table:table-cell>
              <table:table-cell office:value-type="float" office:value="1.09664191957686">
                <text:p>1.09664191957686</text:p>
              </table:table-cell>
              <table:table-cell office:value-type="float" office:value="1.01081711317513">
                <text:p>1.01081711317513</text:p>
              </table:table-cell>
              <table:table-cell office:value-type="float" office:value="1.05410941793655">
                <text:p>1.054109417936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8">
                <text:p>2008</text:p>
              </table:table-cell>
              <table:table-cell office:value-type="float" office:value="1.13795224514902">
                <text:p>1.13795224514902</text:p>
              </table:table-cell>
              <table:table-cell office:value-type="float" office:value="1.91775566477689">
                <text:p>1.91775566477689</text:p>
              </table:table-cell>
              <table:table-cell office:value-type="float" office:value="1.25932960412405">
                <text:p>1.25932960412405</text:p>
              </table:table-cell>
              <table:table-cell office:value-type="float" office:value="0.994753934549088">
                <text:p>0.9947539345490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9">
                <text:p>2009</text:p>
              </table:table-cell>
              <table:table-cell office:value-type="float" office:value="1.06616020003036">
                <text:p>1.06616020003036</text:p>
              </table:table-cell>
              <table:table-cell office:value-type="float" office:value="1.97310718916958">
                <text:p>1.97310718916958</text:p>
              </table:table-cell>
              <table:table-cell office:value-type="float" office:value="1.26473356865916">
                <text:p>1.26473356865916</text:p>
              </table:table-cell>
              <table:table-cell office:value-type="float" office:value="1.00794404196852">
                <text:p>1.00794404196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0">
                <text:p>2010</text:p>
              </table:table-cell>
              <table:table-cell office:value-type="float" office:value="0.835230586111311">
                <text:p>0.835230586111311</text:p>
              </table:table-cell>
              <table:table-cell office:value-type="float" office:value="1.17707206409667">
                <text:p>1.17707206409667</text:p>
              </table:table-cell>
              <table:table-cell office:value-type="float" office:value="1.18350939636044">
                <text:p>1.18350939636044</text:p>
              </table:table-cell>
              <table:table-cell office:value-type="float" office:value="0.876042967774169">
                <text:p>0.8760429677741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1">
                <text:p>2011</text:p>
              </table:table-cell>
              <table:table-cell office:value-type="float" office:value="1.03030811385114">
                <text:p>1.03030811385114</text:p>
              </table:table-cell>
              <table:table-cell office:value-type="float" office:value="1.16311123823984">
                <text:p>1.16311123823984</text:p>
              </table:table-cell>
              <table:table-cell office:value-type="float" office:value="1.18414562012885">
                <text:p>1.18414562012885</text:p>
              </table:table-cell>
              <table:table-cell office:value-type="float" office:value="1.05960529602798">
                <text:p>1.059605296027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990" chart:maximum="2011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000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467cm" svg:height="11.604cm" xlink:href=".." xlink:type="simple" chart:class="chart:scatter" chart:column-mapping="1" chart:style-name="ch1">
        <chart:legend chart:legend-position="end" svg:x="27.033cm" svg:y="5.254cm" style:legend-expansion="high" chart:style-name="ch2"/>
        <chart:plot-area chart:style-name="ch3" table:cell-range-address="Sheet3.I2:Sheet3.J23 Sheet3.N1:Sheet3.N23 Sheet3.J1:Sheet3.J1" chart:data-source-has-labels="row" svg:x="0.632cm" svg:y="0.411cm" svg:width="26.037cm" svg:height="10.704cm">
          <chartooo:coordinate-region svg:x="2.55cm" svg:y="0.61cm" svg:width="23.747cm" svg:height="9.8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N2:Sheet3.N23" chart:label-cell-address="Sheet3.N1:Sheet3.N1" chart:class="chart:scatter">
            <chart:domain table:cell-range-address="Sheet3.I2:Sheet3.I23"/>
            <chart:data-point chart:repeated="22"/>
          </chart:series>
          <chart:series chart:style-name="ch8" chart:values-cell-range-address="Sheet3.J2:Sheet3.J23" chart:label-cell-address="Sheet3.J1:Sheet3.J1" chart:class="chart:scatte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Pesticides</text:p>
                <draw:g>
                  <svg:desc>Sheet3.N1:Sheet3.N1</svg:desc>
                </draw:g>
              </table:table-cell>
              <table:table-cell office:value-type="string">
                <text:p>Molluscicides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0">
                <text:p>1990</text:p>
                <draw:g>
                  <svg:desc>Sheet3.I2:Sheet3.I23</svg:desc>
                </draw:g>
              </table:table-cell>
              <table:table-cell office:value-type="float" office:value="44981520">
                <text:p>44981520</text:p>
                <draw:g>
                  <svg:desc>Sheet3.N2:Sheet3.N23</svg:desc>
                </draw:g>
              </table:table-cell>
              <table:table-cell office:value-type="float" office:value="426540">
                <text:p>426540</text:p>
                <draw:g>
                  <svg:desc>Sheet3.J2:Sheet3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1">
                <text:p>1991</text:p>
              </table:table-cell>
              <table:table-cell office:value-type="float" office:value="45027747">
                <text:p>45027747</text:p>
              </table:table-cell>
              <table:table-cell office:value-type="float" office:value="432399">
                <text:p>432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2">
                <text:p>1992</text:p>
              </table:table-cell>
              <table:table-cell office:value-type="float" office:value="46333103">
                <text:p>46333103</text:p>
              </table:table-cell>
              <table:table-cell office:value-type="float" office:value="460960">
                <text:p>4609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3">
                <text:p>1993</text:p>
              </table:table-cell>
              <table:table-cell office:value-type="float" office:value="47460555">
                <text:p>47460555</text:p>
              </table:table-cell>
              <table:table-cell office:value-type="float" office:value="489519">
                <text:p>489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4">
                <text:p>1994</text:p>
              </table:table-cell>
              <table:table-cell office:value-type="float" office:value="47568960">
                <text:p>47568960</text:p>
              </table:table-cell>
              <table:table-cell office:value-type="float" office:value="1046307">
                <text:p>1046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5">
                <text:p>1995</text:p>
              </table:table-cell>
              <table:table-cell office:value-type="float" office:value="47958693">
                <text:p>47958693</text:p>
              </table:table-cell>
              <table:table-cell office:value-type="float" office:value="1050485">
                <text:p>1050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6">
                <text:p>1996</text:p>
              </table:table-cell>
              <table:table-cell office:value-type="float" office:value="54842390">
                <text:p>54842390</text:p>
              </table:table-cell>
              <table:table-cell office:value-type="float" office:value="502923">
                <text:p>502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7">
                <text:p>1997</text:p>
              </table:table-cell>
              <table:table-cell office:value-type="float" office:value="54878003">
                <text:p>54878003</text:p>
              </table:table-cell>
              <table:table-cell office:value-type="float" office:value="554881">
                <text:p>5548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8">
                <text:p>1998</text:p>
              </table:table-cell>
              <table:table-cell office:value-type="float" office:value="61239265">
                <text:p>61239265</text:p>
              </table:table-cell>
              <table:table-cell office:value-type="float" office:value="641834">
                <text:p>6418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9">
                <text:p>1999</text:p>
              </table:table-cell>
              <table:table-cell office:value-type="float" office:value="61056247">
                <text:p>61056247</text:p>
              </table:table-cell>
              <table:table-cell office:value-type="float" office:value="659253">
                <text:p>6592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59063533">
                <text:p>59063533</text:p>
              </table:table-cell>
              <table:table-cell office:value-type="float" office:value="1427841">
                <text:p>1427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1">
                <text:p>2001</text:p>
              </table:table-cell>
              <table:table-cell office:value-type="float" office:value="59069935">
                <text:p>59069935</text:p>
              </table:table-cell>
              <table:table-cell office:value-type="float" office:value="1428051">
                <text:p>1428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2">
                <text:p>2002</text:p>
              </table:table-cell>
              <table:table-cell office:value-type="float" office:value="59740523">
                <text:p>59740523</text:p>
              </table:table-cell>
              <table:table-cell office:value-type="float" office:value="1210482">
                <text:p>1210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3">
                <text:p>2003</text:p>
              </table:table-cell>
              <table:table-cell office:value-type="float" office:value="59940395">
                <text:p>59940395</text:p>
              </table:table-cell>
              <table:table-cell office:value-type="float" office:value="1214288">
                <text:p>1214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4">
                <text:p>2004</text:p>
              </table:table-cell>
              <table:table-cell office:value-type="float" office:value="64187339">
                <text:p>64187339</text:p>
              </table:table-cell>
              <table:table-cell office:value-type="float" office:value="661772">
                <text:p>661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5">
                <text:p>2005</text:p>
              </table:table-cell>
              <table:table-cell office:value-type="float" office:value="64584789">
                <text:p>64584789</text:p>
              </table:table-cell>
              <table:table-cell office:value-type="float" office:value="669870">
                <text:p>6698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6">
                <text:p>2006</text:p>
              </table:table-cell>
              <table:table-cell office:value-type="float" office:value="58275957">
                <text:p>58275957</text:p>
              </table:table-cell>
              <table:table-cell office:value-type="float" office:value="1025785">
                <text:p>1025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7">
                <text:p>2007</text:p>
              </table:table-cell>
              <table:table-cell office:value-type="float" office:value="58787893">
                <text:p>58787893</text:p>
              </table:table-cell>
              <table:table-cell office:value-type="float" office:value="1039156">
                <text:p>10391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8">
                <text:p>2008</text:p>
              </table:table-cell>
              <table:table-cell office:value-type="float" office:value="73241077">
                <text:p>73241077</text:p>
              </table:table-cell>
              <table:table-cell office:value-type="float" office:value="1817227">
                <text:p>1817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9">
                <text:p>2009</text:p>
              </table:table-cell>
              <table:table-cell office:value-type="float" office:value="73555365">
                <text:p>73555365</text:p>
              </table:table-cell>
              <table:table-cell office:value-type="float" office:value="1869677">
                <text:p>1869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0">
                <text:p>2010</text:p>
              </table:table-cell>
              <table:table-cell office:value-type="float" office:value="68831466">
                <text:p>68831466</text:p>
              </table:table-cell>
              <table:table-cell office:value-type="float" office:value="1115370">
                <text:p>11153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1">
                <text:p>2011</text:p>
              </table:table-cell>
              <table:table-cell office:value-type="float" office:value="68868468">
                <text:p>68868468</text:p>
              </table:table-cell>
              <table:table-cell office:value-type="float" office:value="1102141">
                <text:p>11021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